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Van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an_15_3_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3.185" calcext:value-type="float">
            <text:p>142633.185</text:p>
          </table:table-cell>
          <table:table-cell office:value-type="float" office:value="142633.06" calcext:value-type="float">
            <text:p>142633.06</text:p>
          </table:table-cell>
          <table:table-cell office:value-type="float" office:value="0" calcext:value-type="float">
            <text:p>0.000</text:p>
          </table:table-cell>
          <table:table-cell office:value-type="float" office:value="13.691" calcext:value-type="float">
            <text:p>13.691</text:p>
          </table:table-cell>
          <table:table-cell office:value-type="float" office:value="13.692" calcext:value-type="float">
            <text:p>13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0.387" calcext:value-type="float">
            <text:p>143810.387</text:p>
          </table:table-cell>
          <table:table-cell office:value-type="float" office:value="143810.351" calcext:value-type="float">
            <text:p>143810.351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16.892" calcext:value-type="float">
            <text:p>16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0.383" calcext:value-type="float">
            <text:p>139490.383</text:p>
          </table:table-cell>
          <table:table-cell office:value-type="float" office:value="139489.075" calcext:value-type="float">
            <text:p>139489.07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12.334" calcext:value-type="float">
            <text:p>12.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649.074" calcext:value-type="float">
            <text:p>140649.074</text:p>
          </table:table-cell>
          <table:table-cell office:value-type="float" office:value="-0" calcext:value-type="float">
            <text:p>0.000</text:p>
          </table:table-cell>
          <table:table-cell office:value-type="float" office:value="15.202" calcext:value-type="float">
            <text:p>15.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194.765" calcext:value-type="float">
            <text:p>140194.765</text:p>
          </table:table-cell>
          <table:table-cell office:value-type="float" office:value="140194.761" calcext:value-type="float">
            <text:p>140194.761</text:p>
          </table:table-cell>
          <table:table-cell office:value-type="float" office:value="0" calcext:value-type="float">
            <text:p>0.000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.474" calcext:value-type="float">
            <text:p>13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6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74.817" calcext:value-type="float">
            <text:p>157274.817</text:p>
          </table:table-cell>
          <table:table-cell office:value-type="float" office:value="157261.941" calcext:value-type="float">
            <text:p>157261.94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47.874" calcext:value-type="float">
            <text:p>47.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7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21.783" calcext:value-type="float">
            <text:p>169221.783</text:p>
          </table:table-cell>
          <table:table-cell office:value-type="float" office:value="169208.054" calcext:value-type="float">
            <text:p>169208.05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73.033" calcext:value-type="float">
            <text:p>73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8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08.5" calcext:value-type="float">
            <text:p>155808.5</text:p>
          </table:table-cell>
          <table:table-cell office:value-type="float" office:value="155805.016" calcext:value-type="float">
            <text:p>155805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47.294" calcext:value-type="float">
            <text:p>47.294</text:p>
          </table:table-cell>
          <table:table-cell office:value-type="float" office:value="47.295" calcext:value-type="float">
            <text:p>47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9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82.291" calcext:value-type="float">
            <text:p>159082.291</text:p>
          </table:table-cell>
          <table:table-cell office:value-type="float" office:value="159070.995" calcext:value-type="float">
            <text:p>159070.995</text:p>
          </table:table-cell>
          <table:table-cell office:value-type="float" office:value="0.007" calcext:value-type="float">
            <text:p>0.007</text:p>
          </table:table-cell>
          <table:table-cell office:value-type="float" office:value="66.89" calcext:value-type="float">
            <text:p>66.89</text:p>
          </table:table-cell>
          <table:table-cell office:value-type="float" office:value="66.891" calcext:value-type="float">
            <text:p>66.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0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16.248" calcext:value-type="float">
            <text:p>163216.248</text:p>
          </table:table-cell>
          <table:table-cell office:value-type="float" office:value="163204.919" calcext:value-type="float">
            <text:p>163204.919</text:p>
          </table:table-cell>
          <table:table-cell office:value-type="float" office:value="0.007" calcext:value-type="float">
            <text:p>0.007</text:p>
          </table:table-cell>
          <table:table-cell office:value-type="float" office:value="39.561" calcext:value-type="float">
            <text:p>39.561</text:p>
          </table:table-cell>
          <table:table-cell office:value-type="float" office:value="39.562" calcext:value-type="float">
            <text:p>39.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85.185" calcext:value-type="float">
            <text:p>152785.185</text:p>
          </table:table-cell>
          <table:table-cell office:value-type="float" office:value="152774.174" calcext:value-type="float">
            <text:p>152774.17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134.137" calcext:value-type="float">
            <text:p>134.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72.769" calcext:value-type="float">
            <text:p>168472.769</text:p>
          </table:table-cell>
          <table:table-cell office:value-type="float" office:value="168459.101" calcext:value-type="float">
            <text:p>168459.101</text:p>
          </table:table-cell>
          <table:table-cell office:value-type="float" office:value="0.008" calcext:value-type="float">
            <text:p>0.008</text:p>
          </table:table-cell>
          <table:table-cell office:value-type="float" office:value="32.376" calcext:value-type="float">
            <text:p>32.376</text:p>
          </table:table-cell>
          <table:table-cell office:value-type="float" office:value="32.377" calcext:value-type="float">
            <text:p>32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83.576" calcext:value-type="float">
            <text:p>159883.576</text:p>
          </table:table-cell>
          <table:table-cell office:value-type="float" office:value="159872.977" calcext:value-type="float">
            <text:p>159872.977</text:p>
          </table:table-cell>
          <table:table-cell office:value-type="float" office:value="0.007" calcext:value-type="float">
            <text:p>0.007</text:p>
          </table:table-cell>
          <table:table-cell office:value-type="float" office:value="126.29" calcext:value-type="float">
            <text:p>126.29</text:p>
          </table:table-cell>
          <table:table-cell office:value-type="float" office:value="126.291" calcext:value-type="float">
            <text:p>126.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3.973" calcext:value-type="float">
            <text:p>162463.973</text:p>
          </table:table-cell>
          <table:table-cell office:value-type="float" office:value="162460.677" calcext:value-type="float">
            <text:p>162460.677</text:p>
          </table:table-cell>
          <table:table-cell office:value-type="float" office:value="0.002" calcext:value-type="float">
            <text:p>0.002</text:p>
          </table:table-cell>
          <table:table-cell office:value-type="float" office:value="111.984" calcext:value-type="float">
            <text:p>111.984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8.455" calcext:value-type="float">
            <text:p>160388.455</text:p>
          </table:table-cell>
          <table:table-cell office:value-type="float" office:value="160380.897" calcext:value-type="float">
            <text:p>160380.89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141.93" calcext:value-type="float">
            <text:p>14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6</text:p>
          </table:table-cell>
          <table:table-cell table:number-columns-repeated="4"/>
          <table:table-cell office:value-type="float" office:value="111015.781" calcext:value-type="float">
            <text:p>111015.781</text:p>
          </table:table-cell>
          <table:table-cell office:value-type="float" office:value="111015.714" calcext:value-type="float">
            <text:p>111015.7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.976" calcext:value-type="float">
            <text:p>13.976</text:p>
          </table:table-cell>
          <table:table-cell office:value-type="float" office:value="13.977" calcext:value-type="float">
            <text:p>13.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7</text:p>
          </table:table-cell>
          <table:table-cell table:number-columns-repeated="4"/>
          <table:table-cell office:value-type="float" office:value="112812.067" calcext:value-type="float">
            <text:p>112812.067</text:p>
          </table:table-cell>
          <table:table-cell office:value-type="float" office:value="112809.788" calcext:value-type="float">
            <text:p>112809.78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13.689" calcext:value-type="float">
            <text:p>13.689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9</text:p>
          </table:table-cell>
          <table:table-cell table:number-columns-repeated="4"/>
          <table:table-cell office:value-type="float" office:value="102264.746" calcext:value-type="float">
            <text:p>102264.746</text:p>
          </table:table-cell>
          <table:table-cell office:value-type="float" office:value="102262.273" calcext:value-type="float">
            <text:p>102262.27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13.176" calcext:value-type="float">
            <text:p>13.176</text:p>
          </table:table-cell>
          <table:table-cell office:value-type="float" office:value="13.177" calcext:value-type="float">
            <text:p>13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20</text:p>
          </table:table-cell>
          <table:table-cell table:number-columns-repeated="4"/>
          <table:table-cell office:value-type="float" office:value="101808.498" calcext:value-type="float">
            <text:p>101808.498</text:p>
          </table:table-cell>
          <table:table-cell office:value-type="float" office:value="101806.085" calcext:value-type="float">
            <text:p>101806.085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13.736" calcext:value-type="float">
            <text:p>13.736</text:p>
          </table:table-cell>
          <table:table-cell office:value-type="float" office:value="13.737" calcext:value-type="float">
            <text:p>13.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8</text:p>
          </table:table-cell>
          <table:table-cell table:number-columns-repeated="4"/>
          <table:table-cell office:value-type="float" office:value="101100.431" calcext:value-type="float">
            <text:p>101100.431</text:p>
          </table:table-cell>
          <table:table-cell office:value-type="float" office:value="101100.355" calcext:value-type="float">
            <text:p>101100.3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3.887" calcext:value-type="float">
            <text:p>13.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86.061" calcext:value-type="float">
            <text:p>145086.061</text:p>
          </table:table-cell>
          <table:table-cell office:value-type="float" office:value="145080.286" calcext:value-type="float">
            <text:p>145080.28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344.567" calcext:value-type="float">
            <text:p>344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90.437" calcext:value-type="float">
            <text:p>156990.437</text:p>
          </table:table-cell>
          <table:table-cell office:value-type="float" office:value="156983.704" calcext:value-type="float">
            <text:p>156983.70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328.752" calcext:value-type="float">
            <text:p>328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8.627" calcext:value-type="float">
            <text:p>155598.627</text:p>
          </table:table-cell>
          <table:table-cell office:value-type="float" office:value="155592.943" calcext:value-type="float">
            <text:p>155592.943</text:p>
          </table:table-cell>
          <table:table-cell office:value-type="float" office:value="0.004" calcext:value-type="float">
            <text:p>0.004</text:p>
          </table:table-cell>
          <table:table-cell office:value-type="float" office:value="324.186" calcext:value-type="float">
            <text:p>324.186</text:p>
          </table:table-cell>
          <table:table-cell office:value-type="float" office:value="324.187" calcext:value-type="float">
            <text:p>324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50.94" calcext:value-type="float">
            <text:p>148050.94</text:p>
          </table:table-cell>
          <table:table-cell office:value-type="float" office:value="148044.93" calcext:value-type="float">
            <text:p>148044.93</text:p>
          </table:table-cell>
          <table:table-cell office:value-type="float" office:value="0.004" calcext:value-type="float">
            <text:p>0.004</text:p>
          </table:table-cell>
          <table:table-cell office:value-type="float" office:value="397.349" calcext:value-type="float">
            <text:p>397.349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7.207" calcext:value-type="float">
            <text:p>159617.207</text:p>
          </table:table-cell>
          <table:table-cell office:value-type="float" office:value="159610.751" calcext:value-type="float">
            <text:p>159610.75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408.163" calcext:value-type="float">
            <text:p>408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6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54.061" calcext:value-type="float">
            <text:p>170454.061</text:p>
          </table:table-cell>
          <table:table-cell office:value-type="float" office:value="170432.46" calcext:value-type="float">
            <text:p>170432.46</text:p>
          </table:table-cell>
          <table:table-cell office:value-type="float" office:value="0.013" calcext:value-type="float">
            <text:p>0.013</text:p>
          </table:table-cell>
          <table:table-cell office:value-type="float" office:value="4209.417" calcext:value-type="float">
            <text:p>4209.417</text:p>
          </table:table-cell>
          <table:table-cell office:value-type="float" office:value="4209.418" calcext:value-type="float">
            <text:p>4209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7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32.334" calcext:value-type="float">
            <text:p>166732.334</text:p>
          </table:table-cell>
          <table:table-cell office:value-type="float" office:value="166702.893" calcext:value-type="float">
            <text:p>166702.893</text:p>
          </table:table-cell>
          <table:table-cell office:value-type="float" office:value="0.018" calcext:value-type="float">
            <text:p>0.018</text:p>
          </table:table-cell>
          <table:table-cell office:value-type="float" office:value="2495.754" calcext:value-type="float">
            <text:p>2495.754</text:p>
          </table:table-cell>
          <table:table-cell office:value-type="float" office:value="2495.756" calcext:value-type="float">
            <text:p>2495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8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800.281" calcext:value-type="float">
            <text:p>157800.281</text:p>
          </table:table-cell>
          <table:table-cell office:value-type="float" office:value="157773.959" calcext:value-type="float">
            <text:p>157773.959</text:p>
          </table:table-cell>
          <table:table-cell office:value-type="float" office:value="0.017" calcext:value-type="float">
            <text:p>0.017</text:p>
          </table:table-cell>
          <table:table-cell office:value-type="float" office:value="2569.767" calcext:value-type="float">
            <text:p>2569.767</text:p>
          </table:table-cell>
          <table:table-cell office:value-type="float" office:value="4011.503" calcext:value-type="float">
            <text:p>4011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9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54.017" calcext:value-type="float">
            <text:p>165554.017</text:p>
          </table:table-cell>
          <table:table-cell office:value-type="float" office:value="165521.425" calcext:value-type="float">
            <text:p>165521.425</text:p>
          </table:table-cell>
          <table:table-cell office:value-type="float" office:value="0.02" calcext:value-type="float">
            <text:p>0.020</text:p>
          </table:table-cell>
          <table:table-cell office:value-type="float" office:value="1629.762" calcext:value-type="float">
            <text:p>1629.762</text:p>
          </table:table-cell>
          <table:table-cell office:value-type="float" office:value="4391.082" calcext:value-type="float">
            <text:p>4391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0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93.967" calcext:value-type="float">
            <text:p>165693.967</text:p>
          </table:table-cell>
          <table:table-cell office:value-type="float" office:value="165673.59" calcext:value-type="float">
            <text:p>165673.59</text:p>
          </table:table-cell>
          <table:table-cell office:value-type="float" office:value="0.012" calcext:value-type="float">
            <text:p>0.012</text:p>
          </table:table-cell>
          <table:table-cell office:value-type="float" office:value="1940.039" calcext:value-type="float">
            <text:p>1940.039</text:p>
          </table:table-cell>
          <table:table-cell office:value-type="float" office:value="3177.188" calcext:value-type="float">
            <text:p>3177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76.175" calcext:value-type="float">
            <text:p>160276.175</text:p>
          </table:table-cell>
          <table:table-cell office:value-type="float" office:value="160250.961" calcext:value-type="float">
            <text:p>160250.961</text:p>
          </table:table-cell>
          <table:table-cell office:value-type="float" office:value="0.016" calcext:value-type="float">
            <text:p>0.016</text:p>
          </table:table-cell>
          <table:table-cell office:value-type="float" office:value="730.819" calcext:value-type="float">
            <text:p>730.819</text:p>
          </table:table-cell>
          <table:table-cell office:value-type="float" office:value="2154.273" calcext:value-type="float">
            <text:p>2154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201.065" calcext:value-type="float">
            <text:p>158201.065</text:p>
          </table:table-cell>
          <table:table-cell office:value-type="float" office:value="158179.768" calcext:value-type="float">
            <text:p>158179.768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2381.342" calcext:value-type="float">
            <text:p>2381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81.222" calcext:value-type="float">
            <text:p>169681.222</text:p>
          </table:table-cell>
          <table:table-cell office:value-type="float" office:value="169665.996" calcext:value-type="float">
            <text:p>169665.996</text:p>
          </table:table-cell>
          <table:table-cell office:value-type="float" office:value="0.009" calcext:value-type="float">
            <text:p>0.009</text:p>
          </table:table-cell>
          <table:table-cell office:value-type="float" office:value="1219.203" calcext:value-type="float">
            <text:p>1219.203</text:p>
          </table:table-cell>
          <table:table-cell office:value-type="float" office:value="1880.263" calcext:value-type="float">
            <text:p>1880.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55.814" calcext:value-type="float">
            <text:p>165355.814</text:p>
          </table:table-cell>
          <table:table-cell office:value-type="float" office:value="165335.928" calcext:value-type="float">
            <text:p>165335.928</text:p>
          </table:table-cell>
          <table:table-cell office:value-type="float" office:value="0.012" calcext:value-type="float">
            <text:p>0.012</text:p>
          </table:table-cell>
          <table:table-cell office:value-type="float" office:value="1148.363" calcext:value-type="float">
            <text:p>1148.363</text:p>
          </table:table-cell>
          <table:table-cell office:value-type="float" office:value="2255.793" calcext:value-type="float">
            <text:p>2255.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90.5" calcext:value-type="float">
            <text:p>168090.5</text:p>
          </table:table-cell>
          <table:table-cell office:value-type="float" office:value="168059.707" calcext:value-type="float">
            <text:p>168059.707</text:p>
          </table:table-cell>
          <table:table-cell office:value-type="float" office:value="0.018" calcext:value-type="float">
            <text:p>0.018</text:p>
          </table:table-cell>
          <table:table-cell office:value-type="float" office:value="2212.164" calcext:value-type="float">
            <text:p>2212.164</text:p>
          </table:table-cell>
          <table:table-cell office:value-type="float" office:value="2212.165" calcext:value-type="float">
            <text:p>2212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6</text:p>
          </table:table-cell>
          <table:table-cell table:number-columns-repeated="4"/>
          <table:table-cell office:value-type="float" office:value="130569.017" calcext:value-type="float">
            <text:p>130569.017</text:p>
          </table:table-cell>
          <table:table-cell office:value-type="float" office:value="130564.893" calcext:value-type="float">
            <text:p>130564.893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341" calcext:value-type="float">
            <text:p>341</text:p>
          </table:table-cell>
          <table:table-cell office:value-type="float" office:value="341.001" calcext:value-type="float">
            <text:p>341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7</text:p>
          </table:table-cell>
          <table:table-cell table:number-columns-repeated="4"/>
          <table:table-cell office:value-type="float" office:value="134717.753" calcext:value-type="float">
            <text:p>134717.753</text:p>
          </table:table-cell>
          <table:table-cell office:value-type="float" office:value="134712.351" calcext:value-type="float">
            <text:p>134712.351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596.72" calcext:value-type="float">
            <text:p>596.72</text:p>
          </table:table-cell>
          <table:table-cell office:value-type="float" office:value="596.721" calcext:value-type="float">
            <text:p>596.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8</text:p>
          </table:table-cell>
          <table:table-cell table:number-columns-repeated="4"/>
          <table:table-cell office:value-type="float" office:value="134705.112" calcext:value-type="float">
            <text:p>134705.112</text:p>
          </table:table-cell>
          <table:table-cell office:value-type="float" office:value="134699.22" calcext:value-type="float">
            <text:p>134699.22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402.241" calcext:value-type="float">
            <text:p>402.241</text:p>
          </table:table-cell>
          <table:table-cell office:value-type="float" office:value="402.242" calcext:value-type="float">
            <text:p>402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9</text:p>
          </table:table-cell>
          <table:table-cell table:number-columns-repeated="4"/>
          <table:table-cell office:value-type="float" office:value="132010.004" calcext:value-type="float">
            <text:p>132010.004</text:p>
          </table:table-cell>
          <table:table-cell office:value-type="float" office:value="132003.361" calcext:value-type="float">
            <text:p>132003.361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406.281" calcext:value-type="float">
            <text:p>406.281</text:p>
          </table:table-cell>
          <table:table-cell office:value-type="float" office:value="406.282" calcext:value-type="float">
            <text:p>406.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20</text:p>
          </table:table-cell>
          <table:table-cell table:number-columns-repeated="4"/>
          <table:table-cell office:value-type="float" office:value="135588.873" calcext:value-type="float">
            <text:p>135588.873</text:p>
          </table:table-cell>
          <table:table-cell office:value-type="float" office:value="135584.22" calcext:value-type="float">
            <text:p>135584.22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195.836" calcext:value-type="float">
            <text:p>195.836</text:p>
          </table:table-cell>
          <table:table-cell office:value-type="float" office:value="195.837" calcext:value-type="float">
            <text:p>195.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84.498" calcext:value-type="float">
            <text:p>161784.498</text:p>
          </table:table-cell>
          <table:table-cell office:value-type="float" office:value="161777.429" calcext:value-type="float">
            <text:p>161777.429</text:p>
          </table:table-cell>
          <table:table-cell office:value-type="float" office:value="0.004" calcext:value-type="float">
            <text:p>0.004</text:p>
          </table:table-cell>
          <table:table-cell office:value-type="float" office:value="1225.635" calcext:value-type="float">
            <text:p>1225.635</text:p>
          </table:table-cell>
          <table:table-cell office:value-type="float" office:value="1225.636" calcext:value-type="float">
            <text:p>1225.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25.488" calcext:value-type="float">
            <text:p>163225.488</text:p>
          </table:table-cell>
          <table:table-cell office:value-type="float" office:value="163217.551" calcext:value-type="float">
            <text:p>163217.551</text:p>
          </table:table-cell>
          <table:table-cell office:value-type="float" office:value="0.005" calcext:value-type="float">
            <text:p>0.005</text:p>
          </table:table-cell>
          <table:table-cell office:value-type="float" office:value="1062.987" calcext:value-type="float">
            <text:p>1062.987</text:p>
          </table:table-cell>
          <table:table-cell office:value-type="float" office:value="1062.988" calcext:value-type="float">
            <text:p>1062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10.345" calcext:value-type="float">
            <text:p>153810.345</text:p>
          </table:table-cell>
          <table:table-cell office:value-type="float" office:value="153802.553" calcext:value-type="float">
            <text:p>153802.55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9.438" calcext:value-type="float">
            <text:p>1089.438</text:p>
          </table:table-cell>
          <table:table-cell office:value-type="float" office:value="1089.439" calcext:value-type="float">
            <text:p>1089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50.306" calcext:value-type="float">
            <text:p>150150.306</text:p>
          </table:table-cell>
          <table:table-cell office:value-type="float" office:value="150143.528" calcext:value-type="float">
            <text:p>150143.528</text:p>
          </table:table-cell>
          <table:table-cell office:value-type="float" office:value="0.005" calcext:value-type="float">
            <text:p>0.005</text:p>
          </table:table-cell>
          <table:table-cell office:value-type="float" office:value="1176.831" calcext:value-type="float">
            <text:p>1176.831</text:p>
          </table:table-cell>
          <table:table-cell office:value-type="float" office:value="1176.832" calcext:value-type="float">
            <text:p>1176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5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90.146" calcext:value-type="float">
            <text:p>163190.146</text:p>
          </table:table-cell>
          <table:table-cell office:value-type="float" office:value="163182.685" calcext:value-type="float">
            <text:p>163182.68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1.839" calcext:value-type="float">
            <text:p>1421.839</text:p>
          </table:table-cell>
          <table:table-cell office:value-type="float" office:value="1421.84" calcext:value-type="float">
            <text:p>14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6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40.455" calcext:value-type="float">
            <text:p>166040.455</text:p>
          </table:table-cell>
          <table:table-cell office:value-type="float" office:value="166015.069" calcext:value-type="float">
            <text:p>166015.069</text:p>
          </table:table-cell>
          <table:table-cell office:value-type="float" office:value="0.015" calcext:value-type="float">
            <text:p>0.015</text:p>
          </table:table-cell>
          <table:table-cell office:value-type="float" office:value="6643.745" calcext:value-type="float">
            <text:p>6643.745</text:p>
          </table:table-cell>
          <table:table-cell office:value-type="float" office:value="9105.39" calcext:value-type="float">
            <text:p>910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7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385.118" calcext:value-type="float">
            <text:p>173385.118</text:p>
          </table:table-cell>
          <table:table-cell office:value-type="float" office:value="173356.951" calcext:value-type="float">
            <text:p>173356.951</text:p>
          </table:table-cell>
          <table:table-cell office:value-type="float" office:value="0.016" calcext:value-type="float">
            <text:p>0.016</text:p>
          </table:table-cell>
          <table:table-cell office:value-type="float" office:value="14591.799" calcext:value-type="float">
            <text:p>14591.799</text:p>
          </table:table-cell>
          <table:table-cell office:value-type="float" office:value="14591.802" calcext:value-type="float">
            <text:p>14591.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8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52.969" calcext:value-type="float">
            <text:p>171252.969</text:p>
          </table:table-cell>
          <table:table-cell office:value-type="float" office:value="171233.707" calcext:value-type="float">
            <text:p>171233.707</text:p>
          </table:table-cell>
          <table:table-cell office:value-type="float" office:value="0.011" calcext:value-type="float">
            <text:p>0.011</text:p>
          </table:table-cell>
          <table:table-cell office:value-type="float" office:value="11128.654" calcext:value-type="float">
            <text:p>11128.654</text:p>
          </table:table-cell>
          <table:table-cell office:value-type="float" office:value="11128.657" calcext:value-type="float">
            <text:p>11128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9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19.463" calcext:value-type="float">
            <text:p>164219.463</text:p>
          </table:table-cell>
          <table:table-cell office:value-type="float" office:value="164191.096" calcext:value-type="float">
            <text:p>164191.096</text:p>
          </table:table-cell>
          <table:table-cell office:value-type="float" office:value="0.017" calcext:value-type="float">
            <text:p>0.017</text:p>
          </table:table-cell>
          <table:table-cell office:value-type="float" office:value="9006.631" calcext:value-type="float">
            <text:p>9006.631</text:p>
          </table:table-cell>
          <table:table-cell office:value-type="float" office:value="9006.634" calcext:value-type="float">
            <text:p>9006.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0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899.383" calcext:value-type="float">
            <text:p>168899.383</text:p>
          </table:table-cell>
          <table:table-cell office:value-type="float" office:value="168878.273" calcext:value-type="float">
            <text:p>168878.273</text:p>
          </table:table-cell>
          <table:table-cell office:value-type="float" office:value="0.012" calcext:value-type="float">
            <text:p>0.012</text:p>
          </table:table-cell>
          <table:table-cell office:value-type="float" office:value="10520.067" calcext:value-type="float">
            <text:p>10520.067</text:p>
          </table:table-cell>
          <table:table-cell office:value-type="float" office:value="10520.069" calcext:value-type="float">
            <text:p>1052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08.206" calcext:value-type="float">
            <text:p>171308.206</text:p>
          </table:table-cell>
          <table:table-cell office:value-type="float" office:value="171291.663" calcext:value-type="float">
            <text:p>171291.663</text:p>
          </table:table-cell>
          <table:table-cell office:value-type="float" office:value="0.01" calcext:value-type="float">
            <text:p>0.010</text:p>
          </table:table-cell>
          <table:table-cell office:value-type="float" office:value="1414.723" calcext:value-type="float">
            <text:p>1414.723</text:p>
          </table:table-cell>
          <table:table-cell office:value-type="float" office:value="4710.664" calcext:value-type="float">
            <text:p>471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764.142" calcext:value-type="float">
            <text:p>175764.142</text:p>
          </table:table-cell>
          <table:table-cell office:value-type="float" office:value="175745.91" calcext:value-type="float">
            <text:p>175745.91</text:p>
          </table:table-cell>
          <table:table-cell office:value-type="float" office:value="0.01" calcext:value-type="float">
            <text:p>0.010</text:p>
          </table:table-cell>
          <table:table-cell office:value-type="float" office:value="3760.173" calcext:value-type="float">
            <text:p>3760.173</text:p>
          </table:table-cell>
          <table:table-cell office:value-type="float" office:value="4508.557" calcext:value-type="float">
            <text:p>4508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249.862" calcext:value-type="float">
            <text:p>173249.862</text:p>
          </table:table-cell>
          <table:table-cell office:value-type="float" office:value="173238.424" calcext:value-type="float">
            <text:p>173238.424</text:p>
          </table:table-cell>
          <table:table-cell office:value-type="float" office:value="0.007" calcext:value-type="float">
            <text:p>0.007</text:p>
          </table:table-cell>
          <table:table-cell office:value-type="float" office:value="1294.288" calcext:value-type="float">
            <text:p>1294.288</text:p>
          </table:table-cell>
          <table:table-cell office:value-type="float" office:value="1294.289" calcext:value-type="float">
            <text:p>1294.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03.716" calcext:value-type="float">
            <text:p>163603.716</text:p>
          </table:table-cell>
          <table:table-cell office:value-type="float" office:value="163585.627" calcext:value-type="float">
            <text:p>163585.627</text:p>
          </table:table-cell>
          <table:table-cell office:value-type="float" office:value="0.011" calcext:value-type="float">
            <text:p>0.011</text:p>
          </table:table-cell>
          <table:table-cell office:value-type="float" office:value="2097.422" calcext:value-type="float">
            <text:p>2097.422</text:p>
          </table:table-cell>
          <table:table-cell office:value-type="float" office:value="4632.871" calcext:value-type="float">
            <text:p>4632.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an_60_9_16</text:p>
          </table:table-cell>
          <table:table-cell table:number-columns-repeated="4"/>
          <table:table-cell office:value-type="float" office:value="145093.063" calcext:value-type="float">
            <text:p>145093.063</text:p>
          </table:table-cell>
          <table:table-cell office:value-type="float" office:value="145105.647" calcext:value-type="float">
            <text:p>145105.647</text:p>
          </table:table-cell>
          <table:table-cell office:value-type="float" office:value="0.009" calcext:value-type="float">
            <text:p>0.009</text:p>
          </table:table-cell>
          <table:table-cell office:value-type="float" office:value="1979.132" calcext:value-type="float">
            <text:p>1979.132</text:p>
          </table:table-cell>
          <table:table-cell office:value-type="float" office:value="1979.133" calcext:value-type="float">
            <text:p>1979.133</text:p>
          </table:table-cell>
          <table:table-cell/>
        </table:table-row>
        <table:table-row table:style-name="ro1">
          <table:table-cell office:value-type="string" calcext:value-type="string">
            <text:p>Van_60_9_17</text:p>
          </table:table-cell>
          <table:table-cell table:number-columns-repeated="4"/>
          <table:table-cell office:value-type="float" office:value="146712.72" calcext:value-type="float">
            <text:p>146712.72</text:p>
          </table:table-cell>
          <table:table-cell office:value-type="float" office:value="146726.043" calcext:value-type="float">
            <text:p>146726.04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3280.582" calcext:value-type="float">
            <text:p>3280.582</text:p>
          </table:table-cell>
          <table:table-cell/>
        </table:table-row>
        <table:table-row table:style-name="ro1">
          <table:table-cell office:value-type="string" calcext:value-type="string">
            <text:p>Van_60_9_18</text:p>
          </table:table-cell>
          <table:table-cell table:number-columns-repeated="4"/>
          <table:table-cell office:value-type="float" office:value="144145.348" calcext:value-type="float">
            <text:p>144145.348</text:p>
          </table:table-cell>
          <table:table-cell office:value-type="float" office:value="144158.886" calcext:value-type="float">
            <text:p>144158.88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3106.949" calcext:value-type="float">
            <text:p>3106.949</text:p>
          </table:table-cell>
          <table:table-cell/>
        </table:table-row>
        <table:table-row table:style-name="ro1">
          <table:table-cell office:value-type="string" calcext:value-type="string">
            <text:p>Van_60_9_19</text:p>
          </table:table-cell>
          <table:table-cell table:number-columns-repeated="4"/>
          <table:table-cell office:value-type="float" office:value="145963.529" calcext:value-type="float">
            <text:p>145963.529</text:p>
          </table:table-cell>
          <table:table-cell office:value-type="float" office:value="145977.34" calcext:value-type="float">
            <text:p>145977.34</text:p>
          </table:table-cell>
          <table:table-cell office:value-type="float" office:value="0.009" calcext:value-type="float">
            <text:p>0.009</text:p>
          </table:table-cell>
          <table:table-cell office:value-type="float" office:value="5007.966" calcext:value-type="float">
            <text:p>5007.966</text:p>
          </table:table-cell>
          <table:table-cell office:value-type="float" office:value="5007.967" calcext:value-type="float">
            <text:p>5007.967</text:p>
          </table:table-cell>
          <table:table-cell/>
        </table:table-row>
        <table:table-row table:style-name="ro1">
          <table:table-cell office:value-type="string" calcext:value-type="string">
            <text:p>Van_60_9_20</text:p>
          </table:table-cell>
          <table:table-cell table:number-columns-repeated="4"/>
          <table:table-cell office:value-type="float" office:value="141777.943" calcext:value-type="float">
            <text:p>141777.943</text:p>
          </table:table-cell>
          <table:table-cell office:value-type="float" office:value="141788.852" calcext:value-type="float">
            <text:p>141788.852</text:p>
          </table:table-cell>
          <table:table-cell office:value-type="float" office:value="0.008" calcext:value-type="float">
            <text:p>0.008</text:p>
          </table:table-cell>
          <table:table-cell office:value-type="float" office:value="3644.576" calcext:value-type="float">
            <text:p>3644.576</text:p>
          </table:table-cell>
          <table:table-cell office:value-type="float" office:value="3644.577" calcext:value-type="float">
            <text:p>3644.577</text:p>
          </table:table-cell>
          <table:table-cell/>
        </table:table-row>
        <table:table-row table:style-name="ro1" table:number-rows-repeated="104851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Kartal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rtal_A_1</text:p>
          </table:table-cell>
          <table:table-cell table:number-columns-repeated="3"/>
          <table:table-cell office:value-type="float" office:value="14030.164" calcext:value-type="float">
            <text:p>14030.164</text:p>
          </table:table-cell>
          <table:table-cell office:value-type="float" office:value="14031.304" calcext:value-type="float">
            <text:p>14031.304</text:p>
          </table:table-cell>
          <table:table-cell office:value-type="float" office:value="0.008" calcext:value-type="float">
            <text:p>0.008</text:p>
          </table:table-cell>
          <table:table-cell office:value-type="float" office:value="18.989" calcext:value-type="float">
            <text:p>18.989</text:p>
          </table:table-cell>
          <table:table-cell office:value-type="float" office:value="42.139" calcext:value-type="float">
            <text:p>42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A_2</text:p>
          </table:table-cell>
          <table:table-cell table:number-columns-repeated="3"/>
          <table:table-cell office:value-type="float" office:value="33520.667" calcext:value-type="float">
            <text:p>33520.667</text:p>
          </table:table-cell>
          <table:table-cell office:value-type="float" office:value="33521.773" calcext:value-type="float">
            <text:p>33521.77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257.242" calcext:value-type="float">
            <text:p>257.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A_3</text:p>
          </table:table-cell>
          <table:table-cell table:number-columns-repeated="3"/>
          <table:table-cell office:value-type="float" office:value="24921.838" calcext:value-type="float">
            <text:p>24921.838</text:p>
          </table:table-cell>
          <table:table-cell office:value-type="float" office:value="24922.94" calcext:value-type="float">
            <text:p>24922.9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707.832" calcext:value-type="float">
            <text:p>707.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A_4</text:p>
          </table:table-cell>
          <table:table-cell table:number-columns-repeated="3"/>
          <table:table-cell office:value-type="float" office:value="14107.31" calcext:value-type="float">
            <text:p>14107.31</text:p>
          </table:table-cell>
          <table:table-cell office:value-type="float" office:value="14107.873" calcext:value-type="float">
            <text:p>14107.87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193.04" calcext:value-type="float">
            <text:p>193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A_5</text:p>
          </table:table-cell>
          <table:table-cell table:number-columns-repeated="3"/>
          <table:table-cell office:value-type="float" office:value="27866.585" calcext:value-type="float">
            <text:p>27866.585</text:p>
          </table:table-cell>
          <table:table-cell office:value-type="float" office:value="27867.64" calcext:value-type="float">
            <text:p>27867.6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81.172" calcext:value-type="float">
            <text:p>81.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40.007" calcext:value-type="float">
            <text:p>52540.007</text:p>
          </table:table-cell>
          <table:table-cell office:value-type="float" office:value="52538.248" calcext:value-type="float">
            <text:p>52538.248</text:p>
          </table:table-cell>
          <table:table-cell office:value-type="float" office:value="0.003" calcext:value-type="float">
            <text:p>0.003</text:p>
          </table:table-cell>
          <table:table-cell office:value-type="float" office:value="51.891" calcext:value-type="float">
            <text:p>51.891</text:p>
          </table:table-cell>
          <table:table-cell office:value-type="float" office:value="51.892" calcext:value-type="float">
            <text:p>51.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54.836" calcext:value-type="float">
            <text:p>91854.836</text:p>
          </table:table-cell>
          <table:table-cell office:value-type="float" office:value="91826.454" calcext:value-type="float">
            <text:p>91826.454</text:p>
          </table:table-cell>
          <table:table-cell office:value-type="float" office:value="0.031" calcext:value-type="float">
            <text:p>0.031</text:p>
          </table:table-cell>
          <table:table-cell office:value-type="float" office:value="871.979" calcext:value-type="float">
            <text:p>871.979</text:p>
          </table:table-cell>
          <table:table-cell office:value-type="float" office:value="1007.641" calcext:value-type="float">
            <text:p>1007.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58" calcext:value-type="float">
            <text:p>57949.458</text:p>
          </table:table-cell>
          <table:table-cell office:value-type="float" office:value="57947.735" calcext:value-type="float">
            <text:p>57947.73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20.283" calcext:value-type="float">
            <text:p>20.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36.194" calcext:value-type="float">
            <text:p>71336.194</text:p>
          </table:table-cell>
          <table:table-cell office:value-type="float" office:value="71329.112" calcext:value-type="float">
            <text:p>71329.112</text:p>
          </table:table-cell>
          <table:table-cell office:value-type="float" office:value="0.01" calcext:value-type="float">
            <text:p>0.01</text:p>
          </table:table-cell>
          <table:table-cell office:value-type="float" office:value="517.929" calcext:value-type="float">
            <text:p>517.929</text:p>
          </table:table-cell>
          <table:table-cell office:value-type="float" office:value="1007.609" calcext:value-type="float">
            <text:p>1007.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690.846" calcext:value-type="float">
            <text:p>97690.846</text:p>
          </table:table-cell>
          <table:table-cell office:value-type="float" office:value="97673.428" calcext:value-type="float">
            <text:p>97673.428</text:p>
          </table:table-cell>
          <table:table-cell office:value-type="float" office:value="0.018" calcext:value-type="float">
            <text:p>0.018</text:p>
          </table:table-cell>
          <table:table-cell office:value-type="float" office:value="551.512" calcext:value-type="float">
            <text:p>551.512</text:p>
          </table:table-cell>
          <table:table-cell office:value-type="float" office:value="1005.82" calcext:value-type="float">
            <text:p>1005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29.859" calcext:value-type="float">
            <text:p>60229.859</text:p>
          </table:table-cell>
          <table:table-cell office:value-type="float" office:value="60209.944" calcext:value-type="float">
            <text:p>60209.944</text:p>
          </table:table-cell>
          <table:table-cell office:value-type="float" office:value="0.033" calcext:value-type="float">
            <text:p>0.033</text:p>
          </table:table-cell>
          <table:table-cell office:value-type="float" office:value="913.398" calcext:value-type="float">
            <text:p>913.398</text:p>
          </table:table-cell>
          <table:table-cell office:value-type="float" office:value="1007.173" calcext:value-type="float">
            <text:p>1007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T_8</text:p>
          </table:table-cell>
          <table:table-cell table:number-columns-repeated="3"/>
          <table:table-cell office:value-type="float" office:value="33090.009" calcext:value-type="float">
            <text:p>33090.009</text:p>
          </table:table-cell>
          <table:table-cell office:value-type="float" office:value="33054.815" calcext:value-type="float">
            <text:p>33054.815</text:p>
          </table:table-cell>
          <table:table-cell office:value-type="float" office:value="0.106" calcext:value-type="float">
            <text:p>0.106</text:p>
          </table:table-cell>
          <table:table-cell office:value-type="float" office:value="17.791" calcext:value-type="float">
            <text:p>17.791</text:p>
          </table:table-cell>
          <table:table-cell office:value-type="float" office:value="1007.939" calcext:value-type="float">
            <text:p>1007.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tal_T_9</text:p>
          </table:table-cell>
          <table:table-cell table:number-columns-repeated="3"/>
          <table:table-cell office:value-type="float" office:value="40818.528" calcext:value-type="float">
            <text:p>40818.528</text:p>
          </table:table-cell>
          <table:table-cell office:value-type="float" office:value="40808.685" calcext:value-type="float">
            <text:p>40808.685</text:p>
          </table:table-cell>
          <table:table-cell office:value-type="float" office:value="0.024" calcext:value-type="float">
            <text:p>0.024</text:p>
          </table:table-cell>
          <table:table-cell office:value-type="float" office:value="830.861" calcext:value-type="float">
            <text:p>830.861</text:p>
          </table:table-cell>
          <table:table-cell office:value-type="float" office:value="1010.421" calcext:value-type="float">
            <text:p>1010.4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tal_T_10</text:p>
          </table:table-cell>
          <table:table-cell table:number-columns-repeated="3"/>
          <table:table-cell office:value-type="float" office:value="67350.644" calcext:value-type="float">
            <text:p>67350.644</text:p>
          </table:table-cell>
          <table:table-cell office:value-type="float" office:value="67350.63" calcext:value-type="float">
            <text:p>67350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.254" calcext:value-type="float">
            <text:p>36.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tal_V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827.204" calcext:value-type="float">
            <text:p>49827.204</text:p>
          </table:table-cell>
          <table:table-cell office:value-type="float" office:value="49899.114" calcext:value-type="float">
            <text:p>49899.114</text:p>
          </table:table-cell>
          <table:table-cell office:value-type="float" office:value="0.144" calcext:value-type="float">
            <text:p>0.144</text:p>
          </table:table-cell>
          <table:table-cell office:value-type="float" office:value="103.579" calcext:value-type="float">
            <text:p>103.579</text:p>
          </table:table-cell>
          <table:table-cell office:value-type="float" office:value="1009.332" calcext:value-type="float">
            <text:p>1009.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9.28" calcext:value-type="float">
            <text:p>58759.28</text:p>
          </table:table-cell>
          <table:table-cell office:value-type="float" office:value="58754.288" calcext:value-type="float">
            <text:p>58754.288</text:p>
          </table:table-cell>
          <table:table-cell office:value-type="float" office:value="0.008" calcext:value-type="float">
            <text:p>0.008</text:p>
          </table:table-cell>
          <table:table-cell office:value-type="float" office:value="277.181" calcext:value-type="float">
            <text:p>277.181</text:p>
          </table:table-cell>
          <table:table-cell office:value-type="float" office:value="912.162" calcext:value-type="float">
            <text:p>912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9" calcext:value-type="float">
            <text:p>108071.599</text:p>
          </table:table-cell>
          <table:table-cell office:value-type="float" office:value="108064.121" calcext:value-type="float">
            <text:p>108064.12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13.346" calcext:value-type="float">
            <text:p>13.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00.418" calcext:value-type="float">
            <text:p>46300.418</text:p>
          </table:table-cell>
          <table:table-cell office:value-type="float" office:value="46356.583" calcext:value-type="float">
            <text:p>46356.583</text:p>
          </table:table-cell>
          <table:table-cell office:value-type="float" office:value="0.121" calcext:value-type="float">
            <text:p>0.121</text:p>
          </table:table-cell>
          <table:table-cell office:value-type="float" office:value="779.267" calcext:value-type="float">
            <text:p>779.267</text:p>
          </table:table-cell>
          <table:table-cell office:value-type="float" office:value="1006.442" calcext:value-type="float">
            <text:p>1006.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5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1.412" calcext:value-type="float">
            <text:p>117301.412</text:p>
          </table:table-cell>
          <table:table-cell office:value-type="float" office:value="117298.313" calcext:value-type="float">
            <text:p>117298.313</text:p>
          </table:table-cell>
          <table:table-cell office:value-type="float" office:value="0.003" calcext:value-type="float">
            <text:p>0.003</text:p>
          </table:table-cell>
          <table:table-cell office:value-type="float" office:value="230.146" calcext:value-type="float">
            <text:p>230.146</text:p>
          </table:table-cell>
          <table:table-cell office:value-type="float" office:value="230.147" calcext:value-type="float">
            <text:p>230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787" calcext:value-type="float">
            <text:p>36228.787</text:p>
          </table:table-cell>
          <table:table-cell office:value-type="float" office:value="0.007" calcext:value-type="float">
            <text:p>0.007</text:p>
          </table:table-cell>
          <table:table-cell office:value-type="float" office:value="17.991" calcext:value-type="float">
            <text:p>17.991</text:p>
          </table:table-cell>
          <table:table-cell office:value-type="float" office:value="38.923" calcext:value-type="float">
            <text:p>38.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155.034" calcext:value-type="float">
            <text:p>41155.034</text:p>
          </table:table-cell>
          <table:table-cell office:value-type="float" office:value="41215.848" calcext:value-type="float">
            <text:p>41215.848</text:p>
          </table:table-cell>
          <table:table-cell office:value-type="float" office:value="0.148" calcext:value-type="float">
            <text:p>0.148</text:p>
          </table:table-cell>
          <table:table-cell office:value-type="float" office:value="807.991" calcext:value-type="float">
            <text:p>807.991</text:p>
          </table:table-cell>
          <table:table-cell office:value-type="float" office:value="1010.507" calcext:value-type="float">
            <text:p>1010.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8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899.998" calcext:value-type="float">
            <text:p>53899.998</text:p>
          </table:table-cell>
          <table:table-cell office:value-type="float" office:value="53888.377" calcext:value-type="float">
            <text:p>53888.377</text:p>
          </table:table-cell>
          <table:table-cell office:value-type="float" office:value="0.022" calcext:value-type="float">
            <text:p>0.022</text:p>
          </table:table-cell>
          <table:table-cell office:value-type="float" office:value="231.67" calcext:value-type="float">
            <text:p>231.67</text:p>
          </table:table-cell>
          <table:table-cell office:value-type="float" office:value="1012.668" calcext:value-type="float">
            <text:p>1012.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9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204.731" calcext:value-type="float">
            <text:p>37204.731</text:p>
          </table:table-cell>
          <table:table-cell office:value-type="float" office:value="37170.595" calcext:value-type="float">
            <text:p>37170.595</text:p>
          </table:table-cell>
          <table:table-cell office:value-type="float" office:value="0.092" calcext:value-type="float">
            <text:p>0.09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8328.847" calcext:value-type="float">
            <text:p>38328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_10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62.736" calcext:value-type="float">
            <text:p>41862.736</text:p>
          </table:table-cell>
          <table:table-cell office:value-type="float" office:value="41834.081" calcext:value-type="float">
            <text:p>41834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516.235" calcext:value-type="float">
            <text:p>516.235</text:p>
          </table:table-cell>
          <table:table-cell office:value-type="float" office:value="32525.452" calcext:value-type="float">
            <text:p>32525.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52.858" calcext:value-type="float">
            <text:p>41352.858</text:p>
          </table:table-cell>
          <table:table-cell office:value-type="float" office:value="41336.305" calcext:value-type="float">
            <text:p>41336.305</text:p>
          </table:table-cell>
          <table:table-cell office:value-type="float" office:value="0.04" calcext:value-type="float">
            <text:p>0.04</text:p>
          </table:table-cell>
          <table:table-cell office:value-type="float" office:value="117.726" calcext:value-type="float">
            <text:p>117.726</text:p>
          </table:table-cell>
          <table:table-cell office:value-type="float" office:value="39299.161" calcext:value-type="float">
            <text:p>39299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553" calcext:value-type="float">
            <text:p>55865.553</text:p>
          </table:table-cell>
          <table:table-cell office:value-type="float" office:value="0.008" calcext:value-type="float">
            <text:p>0.008</text:p>
          </table:table-cell>
          <table:table-cell office:value-type="float" office:value="40.838" calcext:value-type="float">
            <text:p>40.838</text:p>
          </table:table-cell>
          <table:table-cell office:value-type="float" office:value="40.839" calcext:value-type="float">
            <text:p>40.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3</text:p>
          </table:table-cell>
          <table:table-cell table:number-columns-repeated="3"/>
          <table:table-cell office:value-type="float" office:value="55077" calcext:value-type="float">
            <text:p>55077</text:p>
          </table:table-cell>
          <table:table-cell office:value-type="float" office:value="55113.92" calcext:value-type="float">
            <text:p>55113.92</text:p>
          </table:table-cell>
          <table:table-cell office:value-type="float" office:value="0.067" calcext:value-type="float">
            <text:p>0.067</text:p>
          </table:table-cell>
          <table:table-cell office:value-type="float" office:value="51.799" calcext:value-type="float">
            <text:p>51.799</text:p>
          </table:table-cell>
          <table:table-cell office:value-type="float" office:value="221.112" calcext:value-type="float">
            <text:p>22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4</text:p>
          </table:table-cell>
          <table:table-cell table:number-columns-repeated="3"/>
          <table:table-cell office:value-type="float" office:value="38852" calcext:value-type="float">
            <text:p>38852</text:p>
          </table:table-cell>
          <table:table-cell office:value-type="float" office:value="38868.754" calcext:value-type="float">
            <text:p>38868.754</text:p>
          </table:table-cell>
          <table:table-cell office:value-type="float" office:value="0.043" calcext:value-type="float">
            <text:p>0.043</text:p>
          </table:table-cell>
          <table:table-cell office:value-type="float" office:value="327.505" calcext:value-type="float">
            <text:p>327.505</text:p>
          </table:table-cell>
          <table:table-cell office:value-type="float" office:value="349.022" calcext:value-type="float">
            <text:p>349.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5</text:p>
          </table:table-cell>
          <table:table-cell table:number-columns-repeated="3"/>
          <table:table-cell office:value-type="float" office:value="27559.31" calcext:value-type="float">
            <text:p>27559.31</text:p>
          </table:table-cell>
          <table:table-cell office:value-type="float" office:value="27559.527" calcext:value-type="float">
            <text:p>27559.52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16.579" calcext:value-type="float">
            <text:p>16.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6</text:p>
          </table:table-cell>
          <table:table-cell table:number-columns-repeated="3"/>
          <table:table-cell office:value-type="float" office:value="28982.626" calcext:value-type="float">
            <text:p>28982.626</text:p>
          </table:table-cell>
          <table:table-cell office:value-type="float" office:value="29005.746" calcext:value-type="float">
            <text:p>29005.746</text:p>
          </table:table-cell>
          <table:table-cell office:value-type="float" office:value="0.08" calcext:value-type="float">
            <text:p>0.08</text:p>
          </table:table-cell>
          <table:table-cell office:value-type="float" office:value="207.174" calcext:value-type="float">
            <text:p>207.174</text:p>
          </table:table-cell>
          <table:table-cell office:value-type="float" office:value="1223.735" calcext:value-type="float">
            <text:p>1223.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7</text:p>
          </table:table-cell>
          <table:table-cell table:number-columns-repeated="3"/>
          <table:table-cell office:value-type="float" office:value="46540.74" calcext:value-type="float">
            <text:p>46540.74</text:p>
          </table:table-cell>
          <table:table-cell office:value-type="float" office:value="46542.452" calcext:value-type="float">
            <text:p>46542.45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822.158" calcext:value-type="float">
            <text:p>822.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tal_VTL_8</text:p>
          </table:table-cell>
          <table:table-cell table:number-columns-repeated="3"/>
          <table:table-cell office:value-type="float" office:value="53442.878" calcext:value-type="float">
            <text:p>53442.878</text:p>
          </table:table-cell>
          <table:table-cell office:value-type="float" office:value="53437.806" calcext:value-type="float">
            <text:p>53437.806</text:p>
          </table:table-cell>
          <table:table-cell office:value-type="float" office:value="0.009" calcext:value-type="float">
            <text:p>0.009</text:p>
          </table:table-cell>
          <table:table-cell office:value-type="float" office:value="48.195" calcext:value-type="float">
            <text:p>48.195</text:p>
          </table:table-cell>
          <table:table-cell office:value-type="float" office:value="419.179" calcext:value-type="float">
            <text:p>419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tal_VTL_9</text:p>
          </table:table-cell>
          <table:table-cell table:number-columns-repeated="3"/>
          <table:table-cell office:value-type="float" office:value="44145.999" calcext:value-type="float">
            <text:p>44145.999</text:p>
          </table:table-cell>
          <table:table-cell office:value-type="float" office:value="44173.027" calcext:value-type="float">
            <text:p>44173.027</text:p>
          </table:table-cell>
          <table:table-cell office:value-type="float" office:value="0.061" calcext:value-type="float">
            <text:p>0.061</text:p>
          </table:table-cell>
          <table:table-cell office:value-type="float" office:value="30.99" calcext:value-type="float">
            <text:p>30.99</text:p>
          </table:table-cell>
          <table:table-cell office:value-type="float" office:value="197.161" calcext:value-type="float">
            <text:p>197.161</text:p>
          </table:table-cell>
          <table:table-cell table:number-columns-repeated="2"/>
        </table:table-row>
      </table:table>
      <table:table table:name="Kartal Model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artal_A_1</text:p>
          </table:table-cell>
          <table:table-cell office:value-type="float" office:value="14031.912" calcext:value-type="float">
            <text:p>14031.912</text:p>
          </table:table-cell>
          <table:table-cell office:value-type="float" office:value="14030.523" calcext:value-type="float">
            <text:p>14030.523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1</text:p>
          </table:table-cell>
          <table:table-cell office:value-type="float" office:value="14031.912" calcext:value-type="float">
            <text:p>14031.912</text:p>
          </table:table-cell>
          <table:table-cell office:value-type="float" office:value="14030.523" calcext:value-type="float">
            <text:p>14030.523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1</text:p>
          </table:table-cell>
          <table:table-cell office:value-type="float" office:value="14031.912" calcext:value-type="float">
            <text:p>14031.912</text:p>
          </table:table-cell>
          <table:table-cell office:value-type="float" office:value="14030.523" calcext:value-type="float">
            <text:p>14030.523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1</text:p>
          </table:table-cell>
          <table:table-cell office:value-type="float" office:value="14031.912" calcext:value-type="float">
            <text:p>14031.912</text:p>
          </table:table-cell>
          <table:table-cell office:value-type="float" office:value="14030.523" calcext:value-type="float">
            <text:p>14030.523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A_2</text:p>
          </table:table-cell>
          <table:table-cell office:value-type="float" office:value="33521.671" calcext:value-type="float">
            <text:p>33521.671</text:p>
          </table:table-cell>
          <table:table-cell office:value-type="float" office:value="33521.074" calcext:value-type="float">
            <text:p>33521.074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2</text:p>
          </table:table-cell>
          <table:table-cell office:value-type="float" office:value="33521.671" calcext:value-type="float">
            <text:p>33521.671</text:p>
          </table:table-cell>
          <table:table-cell office:value-type="float" office:value="33521.074" calcext:value-type="float">
            <text:p>33521.074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2</text:p>
          </table:table-cell>
          <table:table-cell office:value-type="float" office:value="33521.671" calcext:value-type="float">
            <text:p>33521.671</text:p>
          </table:table-cell>
          <table:table-cell office:value-type="float" office:value="33521.074" calcext:value-type="float">
            <text:p>33521.074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2</text:p>
          </table:table-cell>
          <table:table-cell office:value-type="float" office:value="33521.671" calcext:value-type="float">
            <text:p>33521.671</text:p>
          </table:table-cell>
          <table:table-cell office:value-type="float" office:value="33521.074" calcext:value-type="float">
            <text:p>33521.074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A_3</text:p>
          </table:table-cell>
          <table:table-cell office:value-type="float" office:value="24921.89" calcext:value-type="float">
            <text:p>24921.89</text:p>
          </table:table-cell>
          <table:table-cell office:value-type="float" office:value="24921.199" calcext:value-type="float">
            <text:p>24921.199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3</text:p>
          </table:table-cell>
          <table:table-cell office:value-type="float" office:value="24921.89" calcext:value-type="float">
            <text:p>24921.89</text:p>
          </table:table-cell>
          <table:table-cell office:value-type="float" office:value="24921.199" calcext:value-type="float">
            <text:p>24921.199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3</text:p>
          </table:table-cell>
          <table:table-cell office:value-type="float" office:value="24921.89" calcext:value-type="float">
            <text:p>24921.89</text:p>
          </table:table-cell>
          <table:table-cell office:value-type="float" office:value="24921.199" calcext:value-type="float">
            <text:p>24921.199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A_4</text:p>
          </table:table-cell>
          <table:table-cell office:value-type="float" office:value="14108.329" calcext:value-type="float">
            <text:p>14108.329</text:p>
          </table:table-cell>
          <table:table-cell office:value-type="float" office:value="14106.926" calcext:value-type="float">
            <text:p>14106.926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A_4</text:p>
          </table:table-cell>
          <table:table-cell office:value-type="float" office:value="14108.329" calcext:value-type="float">
            <text:p>14108.329</text:p>
          </table:table-cell>
          <table:table-cell office:value-type="float" office:value="14106.926" calcext:value-type="float">
            <text:p>14106.926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A_5</text:p>
          </table:table-cell>
          <table:table-cell office:value-type="float" office:value="27868.182" calcext:value-type="float">
            <text:p>27868.182</text:p>
          </table:table-cell>
          <table:table-cell office:value-type="float" office:value="27866.709" calcext:value-type="float">
            <text:p>27866.709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Kartal_T_1</text:p>
          </table:table-cell>
          <table:table-cell office:value-type="float" office:value="47263.158" calcext:value-type="float">
            <text:p>47263.158</text:p>
          </table:table-cell>
          <table:table-cell office:value-type="float" office:value="28923.867" calcext:value-type="float">
            <text:p>28923.867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 table:visibility="filter">
          <table:table-cell office:value-type="string" calcext:value-type="string">
            <text:p>Kartal_T_10</text:p>
          </table:table-cell>
          <table:table-cell office:value-type="float" office:value="42632.653" calcext:value-type="float">
            <text:p>42632.653</text:p>
          </table:table-cell>
          <table:table-cell office:value-type="float" office:value="35555.062" calcext:value-type="float">
            <text:p>35555.062</text:p>
          </table:table-cell>
          <table:table-cell office:value-type="float" office:value="7200.208" calcext:value-type="float">
            <text:p>7200.20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Kartal_T_10</text:p>
          </table:table-cell>
          <table:table-cell office:value-type="float" office:value="42632.653" calcext:value-type="float">
            <text:p>42632.653</text:p>
          </table:table-cell>
          <table:table-cell office:value-type="float" office:value="35555.062" calcext:value-type="float">
            <text:p>35555.062</text:p>
          </table:table-cell>
          <table:table-cell office:value-type="float" office:value="7200.208" calcext:value-type="float">
            <text:p>7200.20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Kartal_T_10</text:p>
          </table:table-cell>
          <table:table-cell office:value-type="float" office:value="42632.653" calcext:value-type="float">
            <text:p>42632.653</text:p>
          </table:table-cell>
          <table:table-cell office:value-type="float" office:value="35555.062" calcext:value-type="float">
            <text:p>35555.062</text:p>
          </table:table-cell>
          <table:table-cell office:value-type="float" office:value="7200.208" calcext:value-type="float">
            <text:p>7200.20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Kartal_T_10</text:p>
          </table:table-cell>
          <table:table-cell office:value-type="float" office:value="42632.653" calcext:value-type="float">
            <text:p>42632.653</text:p>
          </table:table-cell>
          <table:table-cell office:value-type="float" office:value="35555.062" calcext:value-type="float">
            <text:p>35555.062</text:p>
          </table:table-cell>
          <table:table-cell office:value-type="float" office:value="7200.208" calcext:value-type="float">
            <text:p>7200.20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 table:visibility="filter">
          <table:table-cell office:value-type="string" calcext:value-type="string">
            <text:p>Kartal_T_2</text:p>
          </table:table-cell>
          <table:table-cell office:value-type="float" office:value="38755.285" calcext:value-type="float">
            <text:p>38755.285</text:p>
          </table:table-cell>
          <table:table-cell office:value-type="float" office:value="33049.735" calcext:value-type="float">
            <text:p>33049.735</text:p>
          </table:table-cell>
          <table:table-cell office:value-type="float" office:value="7200.217" calcext:value-type="float">
            <text:p>7200.217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 table:visibility="filter">
          <table:table-cell office:value-type="string" calcext:value-type="string">
            <text:p>Kartal_T_3</text:p>
          </table:table-cell>
          <table:table-cell office:value-type="float" office:value="24411.775" calcext:value-type="float">
            <text:p>24411.775</text:p>
          </table:table-cell>
          <table:table-cell office:value-type="float" office:value="19794.443" calcext:value-type="float">
            <text:p>19794.443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 table:visibility="filter">
          <table:table-cell office:value-type="string" calcext:value-type="string">
            <text:p>Kartal_T_4</text:p>
          </table:table-cell>
          <table:table-cell office:value-type="float" office:value="16333.379" calcext:value-type="float">
            <text:p>16333.379</text:p>
          </table:table-cell>
          <table:table-cell office:value-type="float" office:value="13151.06" calcext:value-type="float">
            <text:p>13151.06</text:p>
          </table:table-cell>
          <table:table-cell office:value-type="float" office:value="7200.091" calcext:value-type="float">
            <text:p>7200.09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visibility="filter">
          <table:table-cell office:value-type="string" calcext:value-type="string">
            <text:p>Kartal_T_5</text:p>
          </table:table-cell>
          <table:table-cell office:value-type="float" office:value="18006.273" calcext:value-type="float">
            <text:p>18006.273</text:p>
          </table:table-cell>
          <table:table-cell office:value-type="float" office:value="12459.871" calcext:value-type="float">
            <text:p>12459.871</text:p>
          </table:table-cell>
          <table:table-cell office:value-type="float" office:value="7200.121" calcext:value-type="float">
            <text:p>7200.12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 table:visibility="filter">
          <table:table-cell office:value-type="string" calcext:value-type="string">
            <text:p>Kartal_T_6</text:p>
          </table:table-cell>
          <table:table-cell office:value-type="float" office:value="39470.854" calcext:value-type="float">
            <text:p>39470.854</text:p>
          </table:table-cell>
          <table:table-cell office:value-type="float" office:value="21575.856" calcext:value-type="float">
            <text:p>21575.856</text:p>
          </table:table-cell>
          <table:table-cell office:value-type="float" office:value="7200.132" calcext:value-type="float">
            <text:p>7200.132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 table:visibility="filter">
          <table:table-cell office:value-type="string" calcext:value-type="string">
            <text:p>Kartal_T_7</text:p>
          </table:table-cell>
          <table:table-cell office:value-type="float" office:value="43238.446" calcext:value-type="float">
            <text:p>43238.446</text:p>
          </table:table-cell>
          <table:table-cell office:value-type="float" office:value="38832.334" calcext:value-type="float">
            <text:p>38832.334</text:p>
          </table:table-cell>
          <table:table-cell office:value-type="float" office:value="7200.071" calcext:value-type="float">
            <text:p>7200.07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 table:visibility="filter">
          <table:table-cell office:value-type="string" calcext:value-type="string">
            <text:p>Kartal_T_8</text:p>
          </table:table-cell>
          <table:table-cell office:value-type="float" office:value="35765.482" calcext:value-type="float">
            <text:p>35765.482</text:p>
          </table:table-cell>
          <table:table-cell office:value-type="float" office:value="26690.859" calcext:value-type="float">
            <text:p>26690.859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 table:visibility="filter">
          <table:table-cell office:value-type="string" calcext:value-type="string">
            <text:p>Kartal_T_9</text:p>
          </table:table-cell>
          <table:table-cell office:value-type="float" office:value="46356.921" calcext:value-type="float">
            <text:p>46356.921</text:p>
          </table:table-cell>
          <table:table-cell office:value-type="float" office:value="32503.769" calcext:value-type="float">
            <text:p>32503.769</text:p>
          </table:table-cell>
          <table:table-cell office:value-type="float" office:value="7200.111" calcext:value-type="float">
            <text:p>7200.1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Kartal_T_10</text:p>
          </table:table-cell>
          <table:table-cell office:value-type="float" office:value="42632.653" calcext:value-type="float">
            <text:p>42632.653</text:p>
          </table:table-cell>
          <table:table-cell office:value-type="float" office:value="35555.062" calcext:value-type="float">
            <text:p>35555.062</text:p>
          </table:table-cell>
          <table:table-cell office:value-type="float" office:value="7200.208" calcext:value-type="float">
            <text:p>7200.20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 table:visibility="filter">
          <table:table-cell office:value-type="string" calcext:value-type="string">
            <text:p>Kartal_VT_1</text:p>
          </table:table-cell>
          <table:table-cell office:value-type="float" office:value="49932.64" calcext:value-type="float">
            <text:p>49932.64</text:p>
          </table:table-cell>
          <table:table-cell office:value-type="float" office:value="44179.465" calcext:value-type="float">
            <text:p>44179.46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Kartal_VT_1</text:p>
          </table:table-cell>
          <table:table-cell office:value-type="float" office:value="49932.64" calcext:value-type="float">
            <text:p>49932.64</text:p>
          </table:table-cell>
          <table:table-cell office:value-type="float" office:value="44179.465" calcext:value-type="float">
            <text:p>44179.46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Kartal_VT_1</text:p>
          </table:table-cell>
          <table:table-cell office:value-type="float" office:value="49932.64" calcext:value-type="float">
            <text:p>49932.64</text:p>
          </table:table-cell>
          <table:table-cell office:value-type="float" office:value="44179.465" calcext:value-type="float">
            <text:p>44179.46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Kartal_VT_1</text:p>
          </table:table-cell>
          <table:table-cell office:value-type="float" office:value="49932.64" calcext:value-type="float">
            <text:p>49932.64</text:p>
          </table:table-cell>
          <table:table-cell office:value-type="float" office:value="44179.465" calcext:value-type="float">
            <text:p>44179.46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string" calcext:value-type="string">
            <text:p>Kartal_VT_2</text:p>
          </table:table-cell>
          <table:table-cell office:value-type="float" office:value="58818.113" calcext:value-type="float">
            <text:p>58818.113</text:p>
          </table:table-cell>
          <table:table-cell office:value-type="float" office:value="55067.246" calcext:value-type="float">
            <text:p>55067.246</text:p>
          </table:table-cell>
          <table:table-cell office:value-type="float" office:value="7200.076" calcext:value-type="float">
            <text:p>7200.07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Kartal_VT_2</text:p>
          </table:table-cell>
          <table:table-cell office:value-type="float" office:value="58818.113" calcext:value-type="float">
            <text:p>58818.113</text:p>
          </table:table-cell>
          <table:table-cell office:value-type="float" office:value="55067.246" calcext:value-type="float">
            <text:p>55067.246</text:p>
          </table:table-cell>
          <table:table-cell office:value-type="float" office:value="7200.076" calcext:value-type="float">
            <text:p>7200.07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 table:visibility="filter">
          <table:table-cell office:value-type="string" calcext:value-type="string">
            <text:p>Kartal_VT_2</text:p>
          </table:table-cell>
          <table:table-cell office:value-type="float" office:value="58818.113" calcext:value-type="float">
            <text:p>58818.113</text:p>
          </table:table-cell>
          <table:table-cell office:value-type="float" office:value="55067.246" calcext:value-type="float">
            <text:p>55067.246</text:p>
          </table:table-cell>
          <table:table-cell office:value-type="float" office:value="7200.076" calcext:value-type="float">
            <text:p>7200.07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Kartal_VT_3</text:p>
          </table:table-cell>
          <table:table-cell office:value-type="float" office:value="54608.443" calcext:value-type="float">
            <text:p>54608.443</text:p>
          </table:table-cell>
          <table:table-cell office:value-type="float" office:value="48597.285" calcext:value-type="float">
            <text:p>48597.285</text:p>
          </table:table-cell>
          <table:table-cell office:value-type="float" office:value="7200.292" calcext:value-type="float">
            <text:p>7200.29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 table:visibility="filter">
          <table:table-cell office:value-type="string" calcext:value-type="string">
            <text:p>Kartal_VT_3</text:p>
          </table:table-cell>
          <table:table-cell office:value-type="float" office:value="54608.443" calcext:value-type="float">
            <text:p>54608.443</text:p>
          </table:table-cell>
          <table:table-cell office:value-type="float" office:value="48597.285" calcext:value-type="float">
            <text:p>48597.285</text:p>
          </table:table-cell>
          <table:table-cell office:value-type="float" office:value="7200.292" calcext:value-type="float">
            <text:p>7200.29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Kartal_VT_4</text:p>
          </table:table-cell>
          <table:table-cell office:value-type="float" office:value="43067.423" calcext:value-type="float">
            <text:p>43067.423</text:p>
          </table:table-cell>
          <table:table-cell office:value-type="float" office:value="41425.549" calcext:value-type="float">
            <text:p>41425.549</text:p>
          </table:table-cell>
          <table:table-cell office:value-type="float" office:value="7200.223" calcext:value-type="float">
            <text:p>7200.22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 table:visibility="filter">
          <table:table-cell office:value-type="string" calcext:value-type="string">
            <text:p>Kartal_VT_5</text:p>
          </table:table-cell>
          <table:table-cell office:value-type="float" office:value="34623.406" calcext:value-type="float">
            <text:p>34623.406</text:p>
          </table:table-cell>
          <table:table-cell office:value-type="float" office:value="32455.175" calcext:value-type="float">
            <text:p>32455.175</text:p>
          </table:table-cell>
          <table:table-cell office:value-type="float" office:value="7200.057" calcext:value-type="float">
            <text:p>7200.05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 table:visibility="filter">
          <table:table-cell office:value-type="string" calcext:value-type="string">
            <text:p>Kartal_VT_6</text:p>
          </table:table-cell>
          <table:table-cell office:value-type="float" office:value="36282.643" calcext:value-type="float">
            <text:p>36282.643</text:p>
          </table:table-cell>
          <table:table-cell office:value-type="float" office:value="36032.319" calcext:value-type="float">
            <text:p>36032.319</text:p>
          </table:table-cell>
          <table:table-cell office:value-type="float" office:value="7200.058" calcext:value-type="float">
            <text:p>7200.05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_7</text:p>
          </table:table-cell>
          <table:table-cell office:value-type="float" office:value="41236.08" calcext:value-type="float">
            <text:p>41236.08</text:p>
          </table:table-cell>
          <table:table-cell office:value-type="float" office:value="36078.523" calcext:value-type="float">
            <text:p>36078.523</text:p>
          </table:table-cell>
          <table:table-cell office:value-type="float" office:value="7200.222" calcext:value-type="float">
            <text:p>7200.22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 table:visibility="filter">
          <table:table-cell office:value-type="string" calcext:value-type="string">
            <text:p>Kartal_VT_8</text:p>
          </table:table-cell>
          <table:table-cell office:value-type="float" office:value="53961.381" calcext:value-type="float">
            <text:p>53961.381</text:p>
          </table:table-cell>
          <table:table-cell office:value-type="float" office:value="51371.477" calcext:value-type="float">
            <text:p>51371.477</text:p>
          </table:table-cell>
          <table:table-cell office:value-type="float" office:value="7200.127" calcext:value-type="float">
            <text:p>7200.12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 table:visibility="filter">
          <table:table-cell office:value-type="string" calcext:value-type="string">
            <text:p>Kartal_VT_9</text:p>
          </table:table-cell>
          <table:table-cell office:value-type="float" office:value="37229.775" calcext:value-type="float">
            <text:p>37229.775</text:p>
          </table:table-cell>
          <table:table-cell office:value-type="float" office:value="35395.95" calcext:value-type="float">
            <text:p>35395.95</text:p>
          </table:table-cell>
          <table:table-cell office:value-type="float" office:value="7200.065" calcext:value-type="float">
            <text:p>7200.06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Kartal_VT_10</text:p>
          </table:table-cell>
          <table:table-cell office:value-type="float" office:value="41891.542" calcext:value-type="float">
            <text:p>41891.542</text:p>
          </table:table-cell>
          <table:table-cell office:value-type="float" office:value="37809.152" calcext:value-type="float">
            <text:p>37809.152</text:p>
          </table:table-cell>
          <table:table-cell office:value-type="float" office:value="7200.195" calcext:value-type="float">
            <text:p>7200.195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 table:visibility="filter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Kartal_VTL_1</text:p>
          </table:table-cell>
          <table:table-cell office:value-type="float" office:value="41351.536" calcext:value-type="float">
            <text:p>41351.536</text:p>
          </table:table-cell>
          <table:table-cell office:value-type="float" office:value="37843.035" calcext:value-type="float">
            <text:p>37843.035</text:p>
          </table:table-cell>
          <table:table-cell office:value-type="float" office:value="7200.173" calcext:value-type="float">
            <text:p>7200.17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 table:visibility="filter">
          <table:table-cell office:value-type="string" calcext:value-type="string">
            <text:p>Kartal_VTL_2</text:p>
          </table:table-cell>
          <table:table-cell office:value-type="float" office:value="55877.043" calcext:value-type="float">
            <text:p>55877.043</text:p>
          </table:table-cell>
          <table:table-cell office:value-type="float" office:value="54883.332" calcext:value-type="float">
            <text:p>54883.332</text:p>
          </table:table-cell>
          <table:table-cell office:value-type="float" office:value="7200.135" calcext:value-type="float">
            <text:p>7200.13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 table:visibility="filter">
          <table:table-cell office:value-type="string" calcext:value-type="string">
            <text:p>Kartal_VTL_3</text:p>
          </table:table-cell>
          <table:table-cell office:value-type="float" office:value="55095.252" calcext:value-type="float">
            <text:p>55095.252</text:p>
          </table:table-cell>
          <table:table-cell office:value-type="float" office:value="48208.712" calcext:value-type="float">
            <text:p>48208.712</text:p>
          </table:table-cell>
          <table:table-cell office:value-type="float" office:value="7200.257" calcext:value-type="float">
            <text:p>7200.2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 table:visibility="filter">
          <table:table-cell office:value-type="string" calcext:value-type="string">
            <text:p>Kartal_VTL_4</text:p>
          </table:table-cell>
          <table:table-cell office:value-type="float" office:value="38853.806" calcext:value-type="float">
            <text:p>38853.806</text:p>
          </table:table-cell>
          <table:table-cell office:value-type="float" office:value="34446.951" calcext:value-type="float">
            <text:p>34446.951</text:p>
          </table:table-cell>
          <table:table-cell office:value-type="float" office:value="7200.188" calcext:value-type="float">
            <text:p>7200.18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 table:visibility="filter">
          <table:table-cell office:value-type="string" calcext:value-type="string">
            <text:p>Kartal_VTL_5</text:p>
          </table:table-cell>
          <table:table-cell office:value-type="float" office:value="27585.518" calcext:value-type="float">
            <text:p>27585.518</text:p>
          </table:table-cell>
          <table:table-cell office:value-type="float" office:value="26935.032" calcext:value-type="float">
            <text:p>26935.03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artal_VTL_6</text:p>
          </table:table-cell>
          <table:table-cell office:value-type="float" office:value="28991.14" calcext:value-type="float">
            <text:p>28991.14</text:p>
          </table:table-cell>
          <table:table-cell office:value-type="float" office:value="27678.143" calcext:value-type="float">
            <text:p>27678.143</text:p>
          </table:table-cell>
          <table:table-cell office:value-type="float" office:value="7200.164" calcext:value-type="float">
            <text:p>7200.1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Kartal_VTL_6</text:p>
          </table:table-cell>
          <table:table-cell office:value-type="float" office:value="28991.14" calcext:value-type="float">
            <text:p>28991.14</text:p>
          </table:table-cell>
          <table:table-cell office:value-type="float" office:value="27678.143" calcext:value-type="float">
            <text:p>27678.143</text:p>
          </table:table-cell>
          <table:table-cell office:value-type="float" office:value="7200.164" calcext:value-type="float">
            <text:p>7200.1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Kartal_VTL_6</text:p>
          </table:table-cell>
          <table:table-cell office:value-type="float" office:value="28991.14" calcext:value-type="float">
            <text:p>28991.14</text:p>
          </table:table-cell>
          <table:table-cell office:value-type="float" office:value="27678.143" calcext:value-type="float">
            <text:p>27678.143</text:p>
          </table:table-cell>
          <table:table-cell office:value-type="float" office:value="7200.164" calcext:value-type="float">
            <text:p>7200.1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Kartal_VTL_6</text:p>
          </table:table-cell>
          <table:table-cell office:value-type="float" office:value="28991.14" calcext:value-type="float">
            <text:p>28991.14</text:p>
          </table:table-cell>
          <table:table-cell office:value-type="float" office:value="27678.143" calcext:value-type="float">
            <text:p>27678.143</text:p>
          </table:table-cell>
          <table:table-cell office:value-type="float" office:value="7200.164" calcext:value-type="float">
            <text:p>7200.1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 table:visibility="filter">
          <table:table-cell office:value-type="string" calcext:value-type="string">
            <text:p>Kartal_VTL_6</text:p>
          </table:table-cell>
          <table:table-cell office:value-type="float" office:value="28991.14" calcext:value-type="float">
            <text:p>28991.14</text:p>
          </table:table-cell>
          <table:table-cell office:value-type="float" office:value="27678.143" calcext:value-type="float">
            <text:p>27678.143</text:p>
          </table:table-cell>
          <table:table-cell office:value-type="float" office:value="7200.164" calcext:value-type="float">
            <text:p>7200.1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Kartal_VTL_7</text:p>
          </table:table-cell>
          <table:table-cell office:value-type="float" office:value="46552.097" calcext:value-type="float">
            <text:p>46552.097</text:p>
          </table:table-cell>
          <table:table-cell office:value-type="float" office:value="43759.389" calcext:value-type="float">
            <text:p>43759.389</text:p>
          </table:table-cell>
          <table:table-cell office:value-type="float" office:value="7200.233" calcext:value-type="float">
            <text:p>7200.2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Kartal_VTL_7</text:p>
          </table:table-cell>
          <table:table-cell office:value-type="float" office:value="46552.097" calcext:value-type="float">
            <text:p>46552.097</text:p>
          </table:table-cell>
          <table:table-cell office:value-type="float" office:value="43759.389" calcext:value-type="float">
            <text:p>43759.389</text:p>
          </table:table-cell>
          <table:table-cell office:value-type="float" office:value="7200.233" calcext:value-type="float">
            <text:p>7200.2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Kartal_VTL_7</text:p>
          </table:table-cell>
          <table:table-cell office:value-type="float" office:value="46552.097" calcext:value-type="float">
            <text:p>46552.097</text:p>
          </table:table-cell>
          <table:table-cell office:value-type="float" office:value="43759.389" calcext:value-type="float">
            <text:p>43759.389</text:p>
          </table:table-cell>
          <table:table-cell office:value-type="float" office:value="7200.233" calcext:value-type="float">
            <text:p>7200.2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 table:visibility="filter">
          <table:table-cell office:value-type="string" calcext:value-type="string">
            <text:p>Kartal_VTL_7</text:p>
          </table:table-cell>
          <table:table-cell office:value-type="float" office:value="46552.097" calcext:value-type="float">
            <text:p>46552.097</text:p>
          </table:table-cell>
          <table:table-cell office:value-type="float" office:value="43759.389" calcext:value-type="float">
            <text:p>43759.389</text:p>
          </table:table-cell>
          <table:table-cell office:value-type="float" office:value="7200.233" calcext:value-type="float">
            <text:p>7200.23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Kartal_VTL_8</text:p>
          </table:table-cell>
          <table:table-cell office:value-type="float" office:value="53442.082" calcext:value-type="float">
            <text:p>53442.082</text:p>
          </table:table-cell>
          <table:table-cell office:value-type="float" office:value="49016.821" calcext:value-type="float">
            <text:p>49016.821</text:p>
          </table:table-cell>
          <table:table-cell office:value-type="float" office:value="7200.131" calcext:value-type="float">
            <text:p>7200.13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Kartal_VTL_8</text:p>
          </table:table-cell>
          <table:table-cell office:value-type="float" office:value="53442.082" calcext:value-type="float">
            <text:p>53442.082</text:p>
          </table:table-cell>
          <table:table-cell office:value-type="float" office:value="49016.821" calcext:value-type="float">
            <text:p>49016.821</text:p>
          </table:table-cell>
          <table:table-cell office:value-type="float" office:value="7200.131" calcext:value-type="float">
            <text:p>7200.13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 table:visibility="filter">
          <table:table-cell office:value-type="string" calcext:value-type="string">
            <text:p>Kartal_VTL_8</text:p>
          </table:table-cell>
          <table:table-cell office:value-type="float" office:value="53442.082" calcext:value-type="float">
            <text:p>53442.082</text:p>
          </table:table-cell>
          <table:table-cell office:value-type="float" office:value="49016.821" calcext:value-type="float">
            <text:p>49016.821</text:p>
          </table:table-cell>
          <table:table-cell office:value-type="float" office:value="7200.131" calcext:value-type="float">
            <text:p>7200.131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Kartal_VTL_9</text:p>
          </table:table-cell>
          <table:table-cell office:value-type="float" office:value="44161.175" calcext:value-type="float">
            <text:p>44161.175</text:p>
          </table:table-cell>
          <table:table-cell office:value-type="float" office:value="41935.452" calcext:value-type="float">
            <text:p>41935.452</text:p>
          </table:table-cell>
          <table:table-cell office:value-type="float" office:value="7200.092" calcext:value-type="float">
            <text:p>7200.0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visibility="filter">
          <table:table-cell office:value-type="string" calcext:value-type="string">
            <text:p>Kartal_VTL_9</text:p>
          </table:table-cell>
          <table:table-cell office:value-type="float" office:value="44161.175" calcext:value-type="float">
            <text:p>44161.175</text:p>
          </table:table-cell>
          <table:table-cell office:value-type="float" office:value="41935.452" calcext:value-type="float">
            <text:p>41935.452</text:p>
          </table:table-cell>
          <table:table-cell office:value-type="float" office:value="7200.092" calcext:value-type="float">
            <text:p>7200.0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Kartal_VTL_10</text:p>
          </table:table-cell>
          <table:table-cell office:value-type="float" office:value="34859.016" calcext:value-type="float">
            <text:p>34859.016</text:p>
          </table:table-cell>
          <table:table-cell office:value-type="float" office:value="31594.935" calcext:value-type="float">
            <text:p>31594.935</text:p>
          </table:table-cell>
          <table:table-cell office:value-type="float" office:value="7200.076" calcext:value-type="float">
            <text:p>7200.076</text:p>
          </table:table-cell>
          <table:table-cell office:value-type="float" office:value="0.094" calcext:value-type="float">
            <text:p>0.094</text:p>
          </table:table-cell>
        </table:table-row>
      </table:table>
      <table:table table:name="Van Model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692" calcext:value-type="float">
            <text:p>2169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1015.961" calcext:value-type="float">
            <text:p>111015.961</text:p>
          </table:table-cell>
          <table:table-cell office:value-type="float" office:value="111015.342" calcext:value-type="float">
            <text:p>111015.342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2810.48" calcext:value-type="float">
            <text:p>112810.48</text:p>
          </table:table-cell>
          <table:table-cell office:value-type="float" office:value="112809.687" calcext:value-type="float">
            <text:p>112809.687</text:p>
          </table:table-cell>
          <table:table-cell office:value-type="float" office:value="0.349" calcext:value-type="float">
            <text:p>0.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1100.711" calcext:value-type="float">
            <text:p>101100.711</text:p>
          </table:table-cell>
          <table:table-cell office:value-type="float" office:value="101100.252" calcext:value-type="float">
            <text:p>101100.2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1100.711" calcext:value-type="float">
            <text:p>101100.711</text:p>
          </table:table-cell>
          <table:table-cell office:value-type="float" office:value="101100.252" calcext:value-type="float">
            <text:p>101100.2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1100.711" calcext:value-type="float">
            <text:p>101100.711</text:p>
          </table:table-cell>
          <table:table-cell office:value-type="float" office:value="101100.252" calcext:value-type="float">
            <text:p>101100.2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2262.841" calcext:value-type="float">
            <text:p>102262.841</text:p>
          </table:table-cell>
          <table:table-cell office:value-type="float" office:value="102261.9" calcext:value-type="float">
            <text:p>102261.9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2262.841" calcext:value-type="float">
            <text:p>102262.841</text:p>
          </table:table-cell>
          <table:table-cell office:value-type="float" office:value="102261.9" calcext:value-type="float">
            <text:p>102261.9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1806.183" calcext:value-type="float">
            <text:p>101806.183</text:p>
          </table:table-cell>
          <table:table-cell office:value-type="float" office:value="101805.713" calcext:value-type="float">
            <text:p>101805.71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79.418" calcext:value-type="float">
            <text:p>145079.418</text:p>
          </table:table-cell>
          <table:table-cell office:value-type="float" office:value="145078.985" calcext:value-type="float">
            <text:p>145078.985</text:p>
          </table:table-cell>
          <table:table-cell office:value-type="float" office:value="14.938" calcext:value-type="float">
            <text:p>14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82.934" calcext:value-type="float">
            <text:p>156982.934</text:p>
          </table:table-cell>
          <table:table-cell office:value-type="float" office:value="156982.429" calcext:value-type="float">
            <text:p>156982.429</text:p>
          </table:table-cell>
          <table:table-cell office:value-type="float" office:value="19.569" calcext:value-type="float">
            <text:p>19.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3.064" calcext:value-type="float">
            <text:p>155593.064</text:p>
          </table:table-cell>
          <table:table-cell office:value-type="float" office:value="155592.177" calcext:value-type="float">
            <text:p>155592.177</text:p>
          </table:table-cell>
          <table:table-cell office:value-type="float" office:value="13.371" calcext:value-type="float">
            <text:p>13.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45.181" calcext:value-type="float">
            <text:p>148045.181</text:p>
          </table:table-cell>
          <table:table-cell office:value-type="float" office:value="148044.78" calcext:value-type="float">
            <text:p>148044.78</text:p>
          </table:table-cell>
          <table:table-cell office:value-type="float" office:value="16.008" calcext:value-type="float">
            <text:p>16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0.905" calcext:value-type="float">
            <text:p>159610.905</text:p>
          </table:table-cell>
          <table:table-cell office:value-type="float" office:value="159610.109" calcext:value-type="float">
            <text:p>159610.109</text:p>
          </table:table-cell>
          <table:table-cell office:value-type="float" office:value="15.818" calcext:value-type="float">
            <text:p>15.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48.237" calcext:value-type="float">
            <text:p>170448.237</text:p>
          </table:table-cell>
          <table:table-cell office:value-type="float" office:value="170431.777" calcext:value-type="float">
            <text:p>170431.777</text:p>
          </table:table-cell>
          <table:table-cell office:value-type="float" office:value="34.389" calcext:value-type="float">
            <text:p>34.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15.854" calcext:value-type="float">
            <text:p>166715.854</text:p>
          </table:table-cell>
          <table:table-cell office:value-type="float" office:value="166701.819" calcext:value-type="float">
            <text:p>166701.819</text:p>
          </table:table-cell>
          <table:table-cell office:value-type="float" office:value="294.852" calcext:value-type="float">
            <text:p>294.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786.621" calcext:value-type="float">
            <text:p>157786.621</text:p>
          </table:table-cell>
          <table:table-cell office:value-type="float" office:value="157771.745" calcext:value-type="float">
            <text:p>157771.745</text:p>
          </table:table-cell>
          <table:table-cell office:value-type="float" office:value="1093.301" calcext:value-type="float">
            <text:p>1093.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31.751" calcext:value-type="float">
            <text:p>165531.751</text:p>
          </table:table-cell>
          <table:table-cell office:value-type="float" office:value="165519.901" calcext:value-type="float">
            <text:p>165519.901</text:p>
          </table:table-cell>
          <table:table-cell office:value-type="float" office:value="205.295" calcext:value-type="float">
            <text:p>205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87.772" calcext:value-type="float">
            <text:p>165687.772</text:p>
          </table:table-cell>
          <table:table-cell office:value-type="float" office:value="165671.37" calcext:value-type="float">
            <text:p>165671.37</text:p>
          </table:table-cell>
          <table:table-cell office:value-type="float" office:value="686.707" calcext:value-type="float">
            <text:p>686.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56.57" calcext:value-type="float">
            <text:p>160256.57</text:p>
          </table:table-cell>
          <table:table-cell office:value-type="float" office:value="160249.049" calcext:value-type="float">
            <text:p>160249.049</text:p>
          </table:table-cell>
          <table:table-cell office:value-type="float" office:value="5421.679" calcext:value-type="float">
            <text:p>5421.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56.57" calcext:value-type="float">
            <text:p>160256.57</text:p>
          </table:table-cell>
          <table:table-cell office:value-type="float" office:value="160249.049" calcext:value-type="float">
            <text:p>160249.049</text:p>
          </table:table-cell>
          <table:table-cell office:value-type="float" office:value="5421.679" calcext:value-type="float">
            <text:p>5421.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56.57" calcext:value-type="float">
            <text:p>160256.57</text:p>
          </table:table-cell>
          <table:table-cell office:value-type="float" office:value="160249.049" calcext:value-type="float">
            <text:p>160249.049</text:p>
          </table:table-cell>
          <table:table-cell office:value-type="float" office:value="5421.679" calcext:value-type="float">
            <text:p>5421.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56.57" calcext:value-type="float">
            <text:p>160256.57</text:p>
          </table:table-cell>
          <table:table-cell office:value-type="float" office:value="160249.049" calcext:value-type="float">
            <text:p>160249.049</text:p>
          </table:table-cell>
          <table:table-cell office:value-type="float" office:value="5421.679" calcext:value-type="float">
            <text:p>5421.6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56.57" calcext:value-type="float">
            <text:p>160256.57</text:p>
          </table:table-cell>
          <table:table-cell office:value-type="float" office:value="160249.049" calcext:value-type="float">
            <text:p>160249.049</text:p>
          </table:table-cell>
          <table:table-cell office:value-type="float" office:value="5421.679" calcext:value-type="float">
            <text:p>5421.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3.185" calcext:value-type="float">
            <text:p>158193.185</text:p>
          </table:table-cell>
          <table:table-cell office:value-type="float" office:value="158177.513" calcext:value-type="float">
            <text:p>158177.513</text:p>
          </table:table-cell>
          <table:table-cell office:value-type="float" office:value="2228.247" calcext:value-type="float">
            <text:p>2228.2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3.185" calcext:value-type="float">
            <text:p>158193.185</text:p>
          </table:table-cell>
          <table:table-cell office:value-type="float" office:value="158177.513" calcext:value-type="float">
            <text:p>158177.513</text:p>
          </table:table-cell>
          <table:table-cell office:value-type="float" office:value="2228.247" calcext:value-type="float">
            <text:p>2228.2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3.185" calcext:value-type="float">
            <text:p>158193.185</text:p>
          </table:table-cell>
          <table:table-cell office:value-type="float" office:value="158177.513" calcext:value-type="float">
            <text:p>158177.513</text:p>
          </table:table-cell>
          <table:table-cell office:value-type="float" office:value="2228.247" calcext:value-type="float">
            <text:p>2228.2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193.185" calcext:value-type="float">
            <text:p>158193.185</text:p>
          </table:table-cell>
          <table:table-cell office:value-type="float" office:value="158177.513" calcext:value-type="float">
            <text:p>158177.513</text:p>
          </table:table-cell>
          <table:table-cell office:value-type="float" office:value="2228.247" calcext:value-type="float">
            <text:p>2228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78.607" calcext:value-type="float">
            <text:p>169678.607</text:p>
          </table:table-cell>
          <table:table-cell office:value-type="float" office:value="169664.158" calcext:value-type="float">
            <text:p>169664.158</text:p>
          </table:table-cell>
          <table:table-cell office:value-type="float" office:value="3619.539" calcext:value-type="float">
            <text:p>3619.5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78.607" calcext:value-type="float">
            <text:p>169678.607</text:p>
          </table:table-cell>
          <table:table-cell office:value-type="float" office:value="169664.158" calcext:value-type="float">
            <text:p>169664.158</text:p>
          </table:table-cell>
          <table:table-cell office:value-type="float" office:value="3619.539" calcext:value-type="float">
            <text:p>3619.5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78.607" calcext:value-type="float">
            <text:p>169678.607</text:p>
          </table:table-cell>
          <table:table-cell office:value-type="float" office:value="169664.158" calcext:value-type="float">
            <text:p>169664.158</text:p>
          </table:table-cell>
          <table:table-cell office:value-type="float" office:value="3619.539" calcext:value-type="float">
            <text:p>3619.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43" calcext:value-type="float">
            <text:p>165343</text:p>
          </table:table-cell>
          <table:table-cell office:value-type="float" office:value="165332.903" calcext:value-type="float">
            <text:p>165332.903</text:p>
          </table:table-cell>
          <table:table-cell office:value-type="float" office:value="1202.001" calcext:value-type="float">
            <text:p>1202.00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43" calcext:value-type="float">
            <text:p>165343</text:p>
          </table:table-cell>
          <table:table-cell office:value-type="float" office:value="165332.903" calcext:value-type="float">
            <text:p>165332.903</text:p>
          </table:table-cell>
          <table:table-cell office:value-type="float" office:value="1202.001" calcext:value-type="float">
            <text:p>1202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73.371" calcext:value-type="float">
            <text:p>168073.371</text:p>
          </table:table-cell>
          <table:table-cell office:value-type="float" office:value="168058.469" calcext:value-type="float">
            <text:p>168058.469</text:p>
          </table:table-cell>
          <table:table-cell office:value-type="float" office:value="4629.963" calcext:value-type="float">
            <text:p>4629.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0565.751" calcext:value-type="float">
            <text:p>130565.751</text:p>
          </table:table-cell>
          <table:table-cell office:value-type="float" office:value="130564.633" calcext:value-type="float">
            <text:p>130564.633</text:p>
          </table:table-cell>
          <table:table-cell office:value-type="float" office:value="2.271" calcext:value-type="float">
            <text:p>2.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4712.956" calcext:value-type="float">
            <text:p>134712.956</text:p>
          </table:table-cell>
          <table:table-cell office:value-type="float" office:value="134712.1" calcext:value-type="float">
            <text:p>134712.1</text:p>
          </table:table-cell>
          <table:table-cell office:value-type="float" office:value="1.895" calcext:value-type="float">
            <text:p>1.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4699.752" calcext:value-type="float">
            <text:p>134699.752</text:p>
          </table:table-cell>
          <table:table-cell office:value-type="float" office:value="134698.964" calcext:value-type="float">
            <text:p>134698.964</text:p>
          </table:table-cell>
          <table:table-cell office:value-type="float" office:value="1.789" calcext:value-type="float">
            <text:p>1.7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4699.752" calcext:value-type="float">
            <text:p>134699.752</text:p>
          </table:table-cell>
          <table:table-cell office:value-type="float" office:value="134698.964" calcext:value-type="float">
            <text:p>134698.964</text:p>
          </table:table-cell>
          <table:table-cell office:value-type="float" office:value="1.789" calcext:value-type="float">
            <text:p>1.7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4699.752" calcext:value-type="float">
            <text:p>134699.752</text:p>
          </table:table-cell>
          <table:table-cell office:value-type="float" office:value="134698.964" calcext:value-type="float">
            <text:p>134698.964</text:p>
          </table:table-cell>
          <table:table-cell office:value-type="float" office:value="1.789" calcext:value-type="float">
            <text:p>1.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004.159" calcext:value-type="float">
            <text:p>132004.159</text:p>
          </table:table-cell>
          <table:table-cell office:value-type="float" office:value="132003.116" calcext:value-type="float">
            <text:p>132003.116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2004.159" calcext:value-type="float">
            <text:p>132004.159</text:p>
          </table:table-cell>
          <table:table-cell office:value-type="float" office:value="132003.116" calcext:value-type="float">
            <text:p>132003.116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5583.679" calcext:value-type="float">
            <text:p>135583.679</text:p>
          </table:table-cell>
          <table:table-cell office:value-type="float" office:value="135582.98" calcext:value-type="float">
            <text:p>135582.98</text:p>
          </table:table-cell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77.13" calcext:value-type="float">
            <text:p>161777.13</text:p>
          </table:table-cell>
          <table:table-cell office:value-type="float" office:value="161776.107" calcext:value-type="float">
            <text:p>161776.107</text:p>
          </table:table-cell>
          <table:table-cell office:value-type="float" office:value="160.119" calcext:value-type="float">
            <text:p>16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17.437" calcext:value-type="float">
            <text:p>163217.437</text:p>
          </table:table-cell>
          <table:table-cell office:value-type="float" office:value="163215.99" calcext:value-type="float">
            <text:p>163215.99</text:p>
          </table:table-cell>
          <table:table-cell office:value-type="float" office:value="39.056" calcext:value-type="float">
            <text:p>39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01.696" calcext:value-type="float">
            <text:p>153801.696</text:p>
          </table:table-cell>
          <table:table-cell office:value-type="float" office:value="153800.897" calcext:value-type="float">
            <text:p>153800.897</text:p>
          </table:table-cell>
          <table:table-cell office:value-type="float" office:value="182.28" calcext:value-type="float">
            <text:p>18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43.795" calcext:value-type="float">
            <text:p>150143.795</text:p>
          </table:table-cell>
          <table:table-cell office:value-type="float" office:value="150143.134" calcext:value-type="float">
            <text:p>150143.134</text:p>
          </table:table-cell>
          <table:table-cell office:value-type="float" office:value="230.442" calcext:value-type="float">
            <text:p>230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81.858" calcext:value-type="float">
            <text:p>163181.858</text:p>
          </table:table-cell>
          <table:table-cell office:value-type="float" office:value="163181.341" calcext:value-type="float">
            <text:p>163181.341</text:p>
          </table:table-cell>
          <table:table-cell office:value-type="float" office:value="177.051" calcext:value-type="float">
            <text:p>177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99.748" calcext:value-type="float">
            <text:p>166099.748</text:p>
          </table:table-cell>
          <table:table-cell office:value-type="float" office:value="166012.293" calcext:value-type="float">
            <text:p>166012.293</text:p>
          </table:table-cell>
          <table:table-cell office:value-type="float" office:value="7202.442" calcext:value-type="float">
            <text:p>7202.4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406.408" calcext:value-type="float">
            <text:p>173406.408</text:p>
          </table:table-cell>
          <table:table-cell office:value-type="float" office:value="173356.069" calcext:value-type="float">
            <text:p>173356.069</text:p>
          </table:table-cell>
          <table:table-cell office:value-type="float" office:value="7201.938" calcext:value-type="float">
            <text:p>7201.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69.538" calcext:value-type="float">
            <text:p>171269.538</text:p>
          </table:table-cell>
          <table:table-cell office:value-type="float" office:value="171230.788" calcext:value-type="float">
            <text:p>171230.788</text:p>
          </table:table-cell>
          <table:table-cell office:value-type="float" office:value="7203.146" calcext:value-type="float">
            <text:p>7203.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07.392" calcext:value-type="float">
            <text:p>164207.392</text:p>
          </table:table-cell>
          <table:table-cell office:value-type="float" office:value="164188.824" calcext:value-type="float">
            <text:p>164188.824</text:p>
          </table:table-cell>
          <table:table-cell office:value-type="float" office:value="7204.057" calcext:value-type="float">
            <text:p>7204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932.593" calcext:value-type="float">
            <text:p>168932.593</text:p>
          </table:table-cell>
          <table:table-cell office:value-type="float" office:value="168873.794" calcext:value-type="float">
            <text:p>168873.794</text:p>
          </table:table-cell>
          <table:table-cell office:value-type="float" office:value="7203.165" calcext:value-type="float">
            <text:p>7203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35.94" calcext:value-type="float">
            <text:p>171335.94</text:p>
          </table:table-cell>
          <table:table-cell office:value-type="float" office:value="171288.481" calcext:value-type="float">
            <text:p>171288.481</text:p>
          </table:table-cell>
          <table:table-cell office:value-type="float" office:value="7201.983" calcext:value-type="float">
            <text:p>7201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809.534" calcext:value-type="float">
            <text:p>175809.534</text:p>
          </table:table-cell>
          <table:table-cell office:value-type="float" office:value="175742.655" calcext:value-type="float">
            <text:p>175742.655</text:p>
          </table:table-cell>
          <table:table-cell office:value-type="float" office:value="7202.776" calcext:value-type="float">
            <text:p>7202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355.844" calcext:value-type="float">
            <text:p>173355.844</text:p>
          </table:table-cell>
          <table:table-cell office:value-type="float" office:value="173235.274" calcext:value-type="float">
            <text:p>173235.274</text:p>
          </table:table-cell>
          <table:table-cell office:value-type="float" office:value="7202.074" calcext:value-type="float">
            <text:p>7202.0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355.844" calcext:value-type="float">
            <text:p>173355.844</text:p>
          </table:table-cell>
          <table:table-cell office:value-type="float" office:value="173235.274" calcext:value-type="float">
            <text:p>173235.274</text:p>
          </table:table-cell>
          <table:table-cell office:value-type="float" office:value="7202.074" calcext:value-type="float">
            <text:p>7202.0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355.844" calcext:value-type="float">
            <text:p>173355.844</text:p>
          </table:table-cell>
          <table:table-cell office:value-type="float" office:value="173235.274" calcext:value-type="float">
            <text:p>173235.274</text:p>
          </table:table-cell>
          <table:table-cell office:value-type="float" office:value="7202.074" calcext:value-type="float">
            <text:p>7202.0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59.598" calcext:value-type="float">
            <text:p>163659.598</text:p>
          </table:table-cell>
          <table:table-cell office:value-type="float" office:value="163583.814" calcext:value-type="float">
            <text:p>163583.814</text:p>
          </table:table-cell>
          <table:table-cell office:value-type="float" office:value="7202.917" calcext:value-type="float">
            <text:p>7202.9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59.598" calcext:value-type="float">
            <text:p>163659.598</text:p>
          </table:table-cell>
          <table:table-cell office:value-type="float" office:value="163583.814" calcext:value-type="float">
            <text:p>163583.814</text:p>
          </table:table-cell>
          <table:table-cell office:value-type="float" office:value="7202.917" calcext:value-type="float">
            <text:p>7202.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1284.864" calcext:value-type="float">
            <text:p>161284.864</text:p>
          </table:table-cell>
          <table:table-cell office:value-type="float" office:value="161061.286" calcext:value-type="float">
            <text:p>161061.286</text:p>
          </table:table-cell>
          <table:table-cell office:value-type="float" office:value="7201.461" calcext:value-type="float">
            <text:p>7201.4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5093.711" calcext:value-type="float">
            <text:p>145093.711</text:p>
          </table:table-cell>
          <table:table-cell office:value-type="float" office:value="145092.283" calcext:value-type="float">
            <text:p>145092.283</text:p>
          </table:table-cell>
          <table:table-cell office:value-type="float" office:value="14.448" calcext:value-type="float">
            <text:p>14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6714.308" calcext:value-type="float">
            <text:p>146714.308</text:p>
          </table:table-cell>
          <table:table-cell office:value-type="float" office:value="146711.97" calcext:value-type="float">
            <text:p>146711.97</text:p>
          </table:table-cell>
          <table:table-cell office:value-type="float" office:value="19.641" calcext:value-type="float">
            <text:p>19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7.816" calcext:value-type="float">
            <text:p>144147.816</text:p>
          </table:table-cell>
          <table:table-cell office:value-type="float" office:value="144144.59" calcext:value-type="float">
            <text:p>144144.59</text:p>
          </table:table-cell>
          <table:table-cell office:value-type="float" office:value="19.933" calcext:value-type="float">
            <text:p>19.9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7.816" calcext:value-type="float">
            <text:p>144147.816</text:p>
          </table:table-cell>
          <table:table-cell office:value-type="float" office:value="144144.59" calcext:value-type="float">
            <text:p>144144.59</text:p>
          </table:table-cell>
          <table:table-cell office:value-type="float" office:value="19.933" calcext:value-type="float">
            <text:p>19.9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4147.816" calcext:value-type="float">
            <text:p>144147.816</text:p>
          </table:table-cell>
          <table:table-cell office:value-type="float" office:value="144144.59" calcext:value-type="float">
            <text:p>144144.59</text:p>
          </table:table-cell>
          <table:table-cell office:value-type="float" office:value="19.933" calcext:value-type="float">
            <text:p>19.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5965.615" calcext:value-type="float">
            <text:p>145965.615</text:p>
          </table:table-cell>
          <table:table-cell office:value-type="float" office:value="145962.883" calcext:value-type="float">
            <text:p>145962.883</text:p>
          </table:table-cell>
          <table:table-cell office:value-type="float" office:value="39.629" calcext:value-type="float">
            <text:p>39.6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5965.615" calcext:value-type="float">
            <text:p>145965.615</text:p>
          </table:table-cell>
          <table:table-cell office:value-type="float" office:value="145962.883" calcext:value-type="float">
            <text:p>145962.883</text:p>
          </table:table-cell>
          <table:table-cell office:value-type="float" office:value="39.629" calcext:value-type="float">
            <text:p>39.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1774.045" calcext:value-type="float">
            <text:p>141774.045</text:p>
          </table:table-cell>
          <table:table-cell office:value-type="float" office:value="141772.2" calcext:value-type="float">
            <text:p>141772.2</text:p>
          </table:table-cell>
          <table:table-cell office:value-type="float" office:value="16.745" calcext:value-type="float">
            <text:p>16.7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Van.A41:Van.K54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Kartal.A6:Kartal.J26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Kartal Model'.A1:'Kartal Model'.A254">
          <table:filter table:condition-source-range-address="'Kartal Model'.A1:'Kartal Model'.A254" table:display-duplicates="false">
            <table:filter-or>
              <table:filter-condition table:value="Kartal_A_1" table:operator="=" table:field-number="0"/>
              <table:filter-condition table:value="Kartal_A_1" table:operator="=" table:field-number="0"/>
              <table:filter-condition table:value="Kartal_A_1" table:operator="=" table:field-number="0"/>
              <table:filter-condition table:value="Kartal_A_1" table:operator="=" table:field-number="0"/>
              <table:filter-condition table:value="Kartal_A_2" table:operator="=" table:field-number="0"/>
              <table:filter-condition table:value="Kartal_A_2" table:operator="=" table:field-number="0"/>
              <table:filter-condition table:value="Kartal_A_2" table:operator="=" table:field-number="0"/>
              <table:filter-condition table:value="Kartal_A_2" table:operator="=" table:field-number="0"/>
              <table:filter-condition table:value="Kartal_A_3" table:operator="=" table:field-number="0"/>
              <table:filter-condition table:value="Kartal_A_3" table:operator="=" table:field-number="0"/>
              <table:filter-condition table:value="Kartal_A_3" table:operator="=" table:field-number="0"/>
              <table:filter-condition table:value="Kartal_A_4" table:operator="=" table:field-number="0"/>
              <table:filter-condition table:value="Kartal_A_4" table:operator="=" table:field-number="0"/>
              <table:filter-condition table:value="Kartal_A_5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" table:operator="=" table:field-number="0"/>
              <table:filter-condition table:value="Kartal_T_10" table:operator="=" table:field-number="0"/>
              <table:filter-condition table:value="Kartal_T_10" table:operator="=" table:field-number="0"/>
              <table:filter-condition table:value="Kartal_T_10" table:operator="=" table:field-number="0"/>
              <table:filter-condition table:value="Kartal_T_10" table:operator="=" table:field-number="0"/>
              <table:filter-condition table:value="Kartal_T_10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2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3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4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5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6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7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8" table:operator="=" table:field-number="0"/>
              <table:filter-condition table:value="Kartal_T_9" table:operator="=" table:field-number="0"/>
              <table:filter-condition table:value="Kartal_T_9" table:operator="=" table:field-number="0"/>
              <table:filter-condition table:value="Kartal_T_9" table:operator="=" table:field-number="0"/>
              <table:filter-condition table:value="Kartal_T_9" table:operator="=" table:field-number="0"/>
              <table:filter-condition table:value="Kartal_T_9" table:operator="=" table:field-number="0"/>
              <table:filter-condition table:value="Kartal_T_9" table:operator="=" table:field-number="0"/>
              <table:filter-condition table:value="Kartal_VT_1" table:operator="=" table:field-number="0"/>
              <table:filter-condition table:value="Kartal_VT_1" table:operator="=" table:field-number="0"/>
              <table:filter-condition table:value="Kartal_VT_1" table:operator="=" table:field-number="0"/>
              <table:filter-condition table:value="Kartal_VT_1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10" table:operator="=" table:field-number="0"/>
              <table:filter-condition table:value="Kartal_VT_2" table:operator="=" table:field-number="0"/>
              <table:filter-condition table:value="Kartal_VT_2" table:operator="=" table:field-number="0"/>
              <table:filter-condition table:value="Kartal_VT_2" table:operator="=" table:field-number="0"/>
              <table:filter-condition table:value="Kartal_VT_3" table:operator="=" table:field-number="0"/>
              <table:filter-condition table:value="Kartal_VT_3" table:operator="=" table:field-number="0"/>
              <table:filter-condition table:value="Kartal_VT_4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5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6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7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8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_9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" table:operator="=" table:field-number="0"/>
              <table:filter-condition table:value="Kartal_VTL_10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2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3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4" table:operator="=" table:field-number="0"/>
              <table:filter-condition table:value="Kartal_VTL_5" table:operator="=" table:field-number="0"/>
              <table:filter-condition table:value="Kartal_VTL_5" table:operator="=" table:field-number="0"/>
              <table:filter-condition table:value="Kartal_VTL_5" table:operator="=" table:field-number="0"/>
              <table:filter-condition table:value="Kartal_VTL_5" table:operator="=" table:field-number="0"/>
              <table:filter-condition table:value="Kartal_VTL_5" table:operator="=" table:field-number="0"/>
              <table:filter-condition table:value="Kartal_VTL_5" table:operator="=" table:field-number="0"/>
              <table:filter-condition table:value="Kartal_VTL_6" table:operator="=" table:field-number="0"/>
              <table:filter-condition table:value="Kartal_VTL_6" table:operator="=" table:field-number="0"/>
              <table:filter-condition table:value="Kartal_VTL_6" table:operator="=" table:field-number="0"/>
              <table:filter-condition table:value="Kartal_VTL_6" table:operator="=" table:field-number="0"/>
              <table:filter-condition table:value="Kartal_VTL_6" table:operator="=" table:field-number="0"/>
              <table:filter-condition table:value="Kartal_VTL_7" table:operator="=" table:field-number="0"/>
              <table:filter-condition table:value="Kartal_VTL_7" table:operator="=" table:field-number="0"/>
              <table:filter-condition table:value="Kartal_VTL_7" table:operator="=" table:field-number="0"/>
              <table:filter-condition table:value="Kartal_VTL_7" table:operator="=" table:field-number="0"/>
              <table:filter-condition table:value="Kartal_VTL_8" table:operator="=" table:field-number="0"/>
              <table:filter-condition table:value="Kartal_VTL_8" table:operator="=" table:field-number="0"/>
              <table:filter-condition table:value="Kartal_VTL_8" table:operator="=" table:field-number="0"/>
              <table:filter-condition table:value="Kartal_VTL_9" table:operator="=" table:field-number="0"/>
              <table:filter-condition table:value="Kartal_VTL_9" table:operator="=" table:field-number="0"/>
            </table:filter-or>
          </table:filter>
        </table:database-range>
        <table:database-range table:name="__Anonymous_Sheet_DB__3" table:target-range-address="'Van Model'.A2:'Van Model'.H406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18:04.269980419</meta:creation-date>
    <dc:date>2022-06-07T13:52:41.465258369</dc:date>
    <meta:editing-duration>PT1H58M51S</meta:editing-duration>
    <meta:editing-cycles>2</meta:editing-cycles>
    <meta:generator>LibreOffice/7.3.3.2$Linux_X86_64 LibreOffice_project/30$Build-2</meta:generator>
    <meta:document-statistic meta:table-count="4" meta:cell-count="5355" meta:object-count="0"/>
  </office:meta>
</office:document-meta>
</file>